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fo:break-before="column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Heading_20_1">
      <style:paragraph-properties fo:break-before="page"/>
      <style:text-properties officeooo:paragraph-rsid="00331590"/>
    </style:style>
    <style:style style:name="P2" style:family="paragraph" style:parent-style-name="Heading_20_1">
      <style:paragraph-properties fo:break-before="page"/>
      <style:text-properties officeooo:paragraph-rsid="0033c420"/>
    </style:style>
    <style:style style:name="P3" style:family="paragraph" style:parent-style-name="Heading_20_1">
      <style:paragraph-properties fo:break-before="page"/>
      <style:text-properties officeooo:rsid="00358771" officeooo:paragraph-rsid="00358771"/>
    </style:style>
    <style:style style:name="P4" style:family="paragraph" style:parent-style-name="Heading_20_1">
      <style:paragraph-properties fo:break-before="page"/>
      <style:text-properties officeooo:rsid="003677bb" officeooo:paragraph-rsid="003677bb"/>
    </style:style>
    <style:style style:name="P5" style:family="paragraph" style:parent-style-name="Heading_20_3">
      <style:paragraph-properties fo:break-before="page"/>
      <style:text-properties officeooo:rsid="00247eea" officeooo:paragraph-rsid="00247eea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247eea"/>
    </style:style>
    <style:style style:name="P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26e281"/>
    </style:style>
    <style:style style:name="P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296290" officeooo:paragraph-rsid="00296290"/>
    </style:style>
    <style:style style:name="P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2a09e4" officeooo:paragraph-rsid="002a09e4"/>
    </style:style>
    <style:style style:name="P1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2bc401"/>
    </style:style>
    <style:style style:name="P1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31cf44"/>
    </style:style>
    <style:style style:name="P1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331590"/>
    </style:style>
    <style:style style:name="P1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8pt" officeooo:rsid="002a09e4" officeooo:paragraph-rsid="002a09e4" style:font-size-asian="8pt" style:font-size-complex="8pt"/>
    </style:style>
    <style:style style:name="P1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8pt" officeooo:rsid="00331590" officeooo:paragraph-rsid="00331590" style:font-size-asian="8pt" style:font-size-complex="8pt"/>
    </style:style>
    <style:style style:name="P1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2db2cb"/>
    </style:style>
    <style:style style:name="P1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33c420"/>
    </style:style>
    <style:style style:name="P1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35501b" officeooo:paragraph-rsid="0035501b"/>
    </style:style>
    <style:style style:name="P1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tyle="italic" officeooo:paragraph-rsid="00358771" style:font-style-asian="italic" style:font-style-complex="italic"/>
    </style:style>
    <style:style style:name="P1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8.5pt" fo:font-style="italic" officeooo:paragraph-rsid="003677bb" style:font-size-asian="8.5pt" style:font-style-asian="italic" style:font-size-complex="8.5pt" style:font-style-complex="italic"/>
    </style:style>
    <style:style style:name="P20" style:family="paragraph" style:parent-style-name="Standard">
      <style:paragraph-properties fo:text-align="start" style:justify-single-word="false"/>
      <style:text-properties fo:language="pl" fo:country="PL" officeooo:paragraph-rsid="001fe7ae"/>
    </style:style>
    <style:style style:name="P21" style:family="paragraph" style:parent-style-name="Standard">
      <style:text-properties officeooo:rsid="00296290" officeooo:paragraph-rsid="00296290"/>
    </style:style>
    <style:style style:name="P22" style:family="paragraph" style:parent-style-name="Standard">
      <style:text-properties officeooo:paragraph-rsid="00296290"/>
    </style:style>
    <style:style style:name="P23" style:family="paragraph" style:parent-style-name="Standard">
      <style:text-properties officeooo:rsid="002a09e4" officeooo:paragraph-rsid="002a09e4"/>
    </style:style>
    <style:style style:name="P24" style:family="paragraph" style:parent-style-name="Standard">
      <style:text-properties officeooo:rsid="002a09e4" officeooo:paragraph-rsid="0033c420"/>
    </style:style>
    <style:style style:name="P25" style:family="paragraph" style:parent-style-name="Standard">
      <style:text-properties officeooo:paragraph-rsid="002bc401"/>
    </style:style>
    <style:style style:name="P26" style:family="paragraph" style:parent-style-name="Standard">
      <style:text-properties officeooo:rsid="00304146" officeooo:paragraph-rsid="00304146"/>
    </style:style>
    <style:style style:name="P27" style:family="paragraph" style:parent-style-name="Standard">
      <style:text-properties officeooo:paragraph-rsid="00280228"/>
    </style:style>
    <style:style style:name="P28" style:family="paragraph" style:parent-style-name="Standard">
      <style:text-properties officeooo:paragraph-rsid="002db2cb"/>
    </style:style>
    <style:style style:name="P29" style:family="paragraph" style:parent-style-name="Standard">
      <style:text-properties officeooo:rsid="00331590" officeooo:paragraph-rsid="00331590"/>
    </style:style>
    <style:style style:name="P30" style:family="paragraph" style:parent-style-name="Standard">
      <style:text-properties officeooo:rsid="00331590" officeooo:paragraph-rsid="0033c420"/>
    </style:style>
    <style:style style:name="P31" style:family="paragraph" style:parent-style-name="Standard">
      <style:text-properties officeooo:rsid="0033c420" officeooo:paragraph-rsid="0033c420"/>
    </style:style>
    <style:style style:name="P32" style:family="paragraph" style:parent-style-name="Standard">
      <style:text-properties officeooo:paragraph-rsid="0033c420"/>
    </style:style>
    <style:style style:name="P33" style:family="paragraph" style:parent-style-name="Standard">
      <style:text-properties officeooo:rsid="0035501b" officeooo:paragraph-rsid="0035501b"/>
    </style:style>
    <style:style style:name="P34" style:family="paragraph" style:parent-style-name="Standard">
      <style:text-properties officeooo:rsid="00358771" officeooo:paragraph-rsid="00358771"/>
    </style:style>
    <style:style style:name="P35" style:family="paragraph" style:parent-style-name="Standard">
      <style:text-properties fo:font-style="italic" officeooo:paragraph-rsid="00358771" style:font-style-asian="italic" style:font-style-complex="italic"/>
    </style:style>
    <style:style style:name="P36" style:family="paragraph" style:parent-style-name="Standard">
      <style:text-properties fo:font-style="italic" officeooo:rsid="00358771" officeooo:paragraph-rsid="00358771" style:font-style-asian="italic" style:font-style-complex="italic"/>
    </style:style>
    <style:style style:name="P37" style:family="paragraph" style:parent-style-name="Standard">
      <style:text-properties fo:font-style="italic" officeooo:rsid="00358771" officeooo:paragraph-rsid="003677bb" style:font-style-asian="italic" style:font-style-complex="italic"/>
    </style:style>
    <style:style style:name="P38" style:family="paragraph" style:parent-style-name="Standard">
      <style:text-properties officeooo:paragraph-rsid="00358771"/>
    </style:style>
    <style:style style:name="P39" style:family="paragraph" style:parent-style-name="Standard">
      <style:text-properties fo:language="en" fo:country="US" fo:font-style="italic" officeooo:rsid="003934af" officeooo:paragraph-rsid="003934af" style:font-style-asian="italic" style:font-style-complex="italic"/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/>
      <style:text-properties fo:language="pl" fo:country="PL" officeooo:rsid="002bc401" officeooo:paragraph-rsid="002bc401"/>
    </style:style>
    <style:style style:name="P41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officeooo:paragraph-rsid="00331590"/>
    </style:style>
    <style:style style:name="P42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officeooo:paragraph-rsid="00247eea"/>
    </style:style>
    <style:style style:name="P43" style:family="paragraph" style:parent-style-name="Standard">
      <style:paragraph-properties fo:break-before="page"/>
      <style:text-properties officeooo:rsid="00296290" officeooo:paragraph-rsid="00296290"/>
    </style:style>
    <style:style style:name="P44" style:family="paragraph" style:parent-style-name="Standard">
      <style:paragraph-properties fo:break-before="page"/>
      <style:text-properties officeooo:rsid="0035501b" officeooo:paragraph-rsid="0035501b"/>
    </style:style>
    <style:style style:name="P45" style:family="paragraph" style:parent-style-name="Standard">
      <style:paragraph-properties fo:break-before="page"/>
      <style:text-properties officeooo:paragraph-rsid="00358771"/>
    </style:style>
    <style:style style:name="P46" style:family="paragraph" style:parent-style-name="Subtitle">
      <style:text-properties fo:language="pl" fo:country="PL"/>
    </style:style>
    <style:style style:name="P47" style:family="paragraph" style:parent-style-name="Subtitle">
      <style:paragraph-properties fo:text-align="start" style:justify-single-word="false"/>
      <style:text-properties fo:font-size="14pt" fo:language="pl" fo:country="PL" officeooo:rsid="0008ae02" officeooo:paragraph-rsid="0008ae02" style:font-size-asian="14pt" style:font-size-complex="14pt"/>
    </style:style>
    <style:style style:name="P48" style:family="paragraph" style:parent-style-name="Subtitle">
      <style:paragraph-properties fo:text-align="end" style:justify-single-word="false"/>
      <style:text-properties fo:font-size="14pt" fo:language="pl" fo:country="PL" officeooo:rsid="0008ae02" officeooo:paragraph-rsid="0008ae02" style:font-size-asian="12.25pt" style:font-size-complex="14pt"/>
    </style:style>
    <style:style style:name="P49" style:family="paragraph" style:parent-style-name="Text_20_body">
      <style:paragraph-properties fo:text-align="start" style:justify-single-word="false"/>
      <style:text-properties fo:language="pl" fo:country="PL" officeooo:paragraph-rsid="00090e95"/>
    </style:style>
    <style:style style:name="P50" style:family="paragraph" style:parent-style-name="Text_20_body">
      <style:text-properties officeooo:paragraph-rsid="00306f67"/>
    </style:style>
    <style:style style:name="P51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language="pl" fo:country="PL" officeooo:rsid="001b002f" officeooo:paragraph-rsid="001b002f"/>
    </style:style>
    <style:style style:name="P52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language="pl" fo:country="PL" officeooo:rsid="001b002f" officeooo:paragraph-rsid="001fe7ae"/>
    </style:style>
    <style:style style:name="P53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language="pl" fo:country="PL" officeooo:rsid="001c8569" officeooo:paragraph-rsid="001fe7ae"/>
    </style:style>
    <style:style style:name="P54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language="pl" fo:country="PL" officeooo:rsid="001c8569" officeooo:paragraph-rsid="001c8569"/>
    </style:style>
    <style:style style:name="P55" style:family="paragraph" style:parent-style-name="Text_20_body">
      <style:paragraph-properties fo:margin-top="0cm" fo:margin-bottom="0cm" style:contextual-spacing="false" fo:text-align="start" style:justify-single-word="false"/>
      <style:text-properties fo:language="pl" fo:country="PL" officeooo:rsid="001c8569" officeooo:paragraph-rsid="001fe7ae"/>
    </style:style>
    <style:style style:name="P56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language="pl" fo:country="PL" officeooo:rsid="001fe7ae" officeooo:paragraph-rsid="001fe7ae"/>
    </style:style>
    <style:style style:name="P57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language="pl" fo:country="PL" officeooo:rsid="00216212" officeooo:paragraph-rsid="00216212"/>
    </style:style>
    <style:style style:name="P58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language="pl" fo:country="PL" officeooo:rsid="0022be0e" officeooo:paragraph-rsid="0022be0e"/>
    </style:style>
    <style:style style:name="P59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language="pl" fo:country="PL" officeooo:paragraph-rsid="001b002f"/>
    </style:style>
    <style:style style:name="P60" style:family="paragraph" style:parent-style-name="Text_20_body">
      <style:paragraph-properties fo:margin-top="0cm" fo:margin-bottom="0cm" style:contextual-spacing="false" fo:text-align="start" style:justify-single-word="false"/>
      <style:text-properties fo:language="pl" fo:country="PL" officeooo:rsid="0023cab9" officeooo:paragraph-rsid="0023cab9"/>
    </style:style>
    <style:style style:name="P61" style:family="paragraph" style:parent-style-name="Text_20_body" style:list-style-name="L2">
      <style:paragraph-properties fo:margin-top="0cm" fo:margin-bottom="0cm" style:contextual-spacing="false" fo:text-align="start" style:justify-single-word="false"/>
      <style:text-properties fo:language="pl" fo:country="PL" officeooo:rsid="00247eea" officeooo:paragraph-rsid="00247eea"/>
    </style:style>
    <style:style style:name="P62" style:family="paragraph" style:parent-style-name="Text_20_body">
      <style:paragraph-properties fo:margin-top="0cm" fo:margin-bottom="0cm" style:contextual-spacing="false" fo:text-align="start" style:justify-single-word="false"/>
      <style:text-properties fo:language="pl" fo:country="PL" officeooo:rsid="002bc401" officeooo:paragraph-rsid="002bc401"/>
    </style:style>
    <style:style style:name="P63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fo:language="pl" fo:country="PL" officeooo:rsid="002bc401" officeooo:paragraph-rsid="002bc401"/>
    </style:style>
    <style:style style:name="P64" style:family="paragraph" style:parent-style-name="Text_20_body">
      <style:paragraph-properties fo:break-before="page"/>
      <style:text-properties officeooo:paragraph-rsid="00280228"/>
    </style:style>
    <style:style style:name="T1" style:family="text">
      <style:text-properties fo:color="#d73a49" loext:opacity="100%" style:font-name="JetBrai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d73a49" loext:opacity="100%" style:font-name="JetBrains Mono" fo:font-size="9pt" fo:language="pl" fo:country="PL" fo:font-style="normal" fo:font-weight="normal" officeooo:rsid="001c8569" style:font-size-asian="9pt" style:font-style-asian="normal" style:font-weight-asian="normal"/>
    </style:style>
    <style:style style:name="T3" style:family="text">
      <style:text-properties fo:color="#6f42c1" loext:opacity="100%" style:font-name="JetBrai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6f42c1" loext:opacity="100%" style:font-name="JetBrains Mono" fo:font-size="9pt" fo:language="pl" fo:country="PL" fo:font-style="normal" fo:font-weight="bold" officeooo:rsid="001c8569" style:font-size-asian="9pt" style:font-style-asian="normal" style:font-weight-asian="bold"/>
    </style:style>
    <style:style style:name="T5" style:family="text">
      <style:text-properties fo:color="#24292e" loext:opacity="100%" style:font-name="JetBrains Mono" fo:font-size="9pt" fo:font-style="normal" fo:font-weight="normal" style:font-size-asian="9pt" style:font-style-asian="normal" style:font-weight-asian="normal"/>
    </style:style>
    <style:style style:name="T6" style:family="text">
      <style:text-properties fo:color="#24292e" loext:opacity="100%" style:font-name="JetBrains Mono" fo:font-size="9pt" fo:font-style="normal" fo:font-weight="normal" officeooo:rsid="0031cf44" style:font-size-asian="9pt" style:font-style-asian="normal" style:font-weight-asian="normal"/>
    </style:style>
    <style:style style:name="T7" style:family="text">
      <style:text-properties fo:color="#24292e" loext:opacity="100%" style:font-name="JetBrains Mono" fo:font-size="9pt" fo:font-style="normal" fo:font-weight="normal" style:font-size-asian="9pt" style:font-style-asian="normal" style:font-weight-asian="normal" style:font-size-complex="7.5pt"/>
    </style:style>
    <style:style style:name="T8" style:family="text">
      <style:text-properties fo:color="#24292e" loext:opacity="100%" style:font-name="JetBrains Mono" fo:font-size="9pt" fo:font-style="normal" fo:font-weight="normal" officeooo:rsid="00358771" style:font-size-asian="9pt" style:font-style-asian="normal" style:font-weight-asian="normal"/>
    </style:style>
    <style:style style:name="T9" style:family="text">
      <style:text-properties fo:color="#24292e" loext:opacity="100%" style:font-name="JetBrains Mono" fo:font-size="9pt" fo:font-style="normal" fo:font-weight="normal" officeooo:rsid="0037ecb5" style:font-size-asian="9pt" style:font-style-asian="normal" style:font-weight-asian="normal"/>
    </style:style>
    <style:style style:name="T10" style:family="text">
      <style:text-properties fo:color="#24292e" loext:opacity="100%" style:font-name="JetBrains Mono" fo:font-size="9pt" fo:language="pl" fo:country="PL" fo:font-style="normal" fo:font-weight="normal" officeooo:rsid="001c8569" style:font-size-asian="9pt" style:font-style-asian="normal" style:font-weight-asian="normal"/>
    </style:style>
    <style:style style:name="T11" style:family="text">
      <style:text-properties fo:color="#24292e" loext:opacity="100%" style:font-name="JetBrains Mono" fo:font-style="normal" fo:font-weight="normal" style:font-style-asian="normal" style:font-weight-asian="normal"/>
    </style:style>
    <style:style style:name="T12" style:family="text">
      <style:text-properties fo:color="#24292e" loext:opacity="100%" style:font-name="JetBrains Mono" fo:font-size="7.5pt" fo:font-style="normal" fo:font-weight="normal" style:font-size-asian="7.5pt" style:font-style-asian="normal" style:font-weight-asian="normal" style:font-size-complex="7.5pt"/>
    </style:style>
    <style:style style:name="T13" style:family="text">
      <style:text-properties fo:color="#24292e" loext:opacity="100%" style:font-name="JetBrains Mono" fo:font-size="8pt" fo:font-style="normal" fo:font-weight="normal" officeooo:rsid="00331590" style:font-size-asian="8pt" style:font-style-asian="normal" style:font-weight-asian="normal" style:font-size-complex="8pt"/>
    </style:style>
    <style:style style:name="T14" style:family="text">
      <style:text-properties fo:color="#24292e" loext:opacity="100%" style:text-position="0% 100%" style:font-name="JetBrains Mono" fo:font-size="9pt" fo:font-style="normal" fo:font-weight="normal" style:font-size-asian="9pt" style:font-style-asian="normal" style:font-weight-asian="normal" style:font-style-complex="normal" style:font-weight-complex="normal"/>
    </style:style>
    <style:style style:name="T15" style:family="text">
      <style:text-properties fo:color="#24292e" loext:opacity="100%" style:text-position="0% 100%" style:font-name="JetBrains Mono" fo:font-size="9pt" fo:font-style="normal" fo:font-weight="normal" style:font-size-asian="9pt" style:font-style-asian="normal" style:font-weight-asian="normal" style:font-style-complex="normal"/>
    </style:style>
    <style:style style:name="T16" style:family="text">
      <style:text-properties fo:color="#e36209" loext:opacity="100%" style:font-name="JetBrains Mono" fo:font-size="9pt" fo:font-style="normal" fo:font-weight="normal" style:font-size-asian="9pt" style:font-style-asian="normal" style:font-weight-asian="normal"/>
    </style:style>
    <style:style style:name="T17" style:family="text">
      <style:text-properties fo:color="#005cc5" loext:opacity="100%" style:font-name="JetBrains Mono" fo:font-size="9pt" fo:font-style="normal" fo:font-weight="normal" style:font-size-asian="9pt" style:font-style-asian="normal" style:font-weight-asian="normal"/>
    </style:style>
    <style:style style:name="T18" style:family="text">
      <style:text-properties fo:color="#005cc5" loext:opacity="100%" style:font-name="JetBrains Mono" fo:font-size="9pt" fo:language="pl" fo:country="PL" fo:font-style="normal" fo:font-weight="normal" officeooo:rsid="001c8569" style:font-size-asian="9pt" style:font-style-asian="normal" style:font-weight-asian="normal"/>
    </style:style>
    <style:style style:name="T19" style:family="text">
      <style:text-properties style:text-position="0% 100%"/>
    </style:style>
    <style:style style:name="T20" style:family="text">
      <style:text-properties style:text-position="0% 100%" officeooo:rsid="001c8569"/>
    </style:style>
    <style:style style:name="T21" style:family="text">
      <style:text-properties style:text-position="0% 100%" officeooo:rsid="00280228"/>
    </style:style>
    <style:style style:name="T22" style:family="text">
      <style:text-properties style:text-position="0% 100%" fo:font-style="italic" officeooo:rsid="00358771" style:font-style-asian="italic" style:font-style-complex="italic"/>
    </style:style>
    <style:style style:name="T23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style:text-position="0% 100%" fo:font-style="normal" style:font-style-asian="normal" style:font-style-complex="normal"/>
    </style:style>
    <style:style style:name="T25" style:family="text">
      <style:text-properties style:text-position="0% 100%" fo:font-style="normal" officeooo:rsid="002db2cb" style:font-style-asian="normal" style:font-style-complex="normal"/>
    </style:style>
    <style:style style:name="T26" style:family="text">
      <style:text-properties style:text-position="0% 100%" fo:font-style="normal" officeooo:rsid="00358771" style:font-style-asian="normal" style:font-style-complex="normal"/>
    </style:style>
    <style:style style:name="T27" style:family="text">
      <style:text-properties style:text-position="0% 100%" fo:font-style="normal" officeooo:rsid="003677bb" style:font-style-asian="normal" style:font-style-complex="normal"/>
    </style:style>
    <style:style style:name="T28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text-position="0% 100%" style:font-name="Liberation Serif" officeooo:rsid="00280228"/>
    </style:style>
    <style:style style:name="T30" style:family="text">
      <style:text-properties style:text-position="0% 100%" officeooo:rsid="0033c420"/>
    </style:style>
    <style:style style:name="T31" style:family="text">
      <style:text-properties fo:color="#032f62" loext:opacity="100%" style:font-name="JetBrains Mono" fo:font-size="9pt" fo:font-style="normal" fo:font-weight="normal" style:font-size-asian="9pt" style:font-style-asian="normal" style:font-weight-asian="normal"/>
    </style:style>
    <style:style style:name="T32" style:family="text">
      <style:text-properties style:text-position="sub 58%"/>
    </style:style>
    <style:style style:name="T33" style:family="text">
      <style:text-properties style:text-position="sub 58%" style:font-name="Liberation Serif" fo:font-style="italic" officeooo:rsid="00280228" style:font-style-asian="italic" style:font-style-complex="italic"/>
    </style:style>
    <style:style style:name="T34" style:family="text">
      <style:text-properties style:text-position="sub 58%" officeooo:rsid="001c8569"/>
    </style:style>
    <style:style style:name="T35" style:family="text">
      <style:text-properties style:text-position="sub 58%" officeooo:rsid="00280228"/>
    </style:style>
    <style:style style:name="T36" style:family="text">
      <style:text-properties style:text-position="sub 58%" fo:font-style="italic" style:font-style-asian="italic" style:font-style-complex="italic"/>
    </style:style>
    <style:style style:name="T37" style:family="text">
      <style:text-properties style:text-position="sub 58%" fo:font-style="italic" officeooo:rsid="0031cf44" style:font-style-asian="italic" style:font-style-complex="italic"/>
    </style:style>
    <style:style style:name="T38" style:family="text">
      <style:text-properties style:text-position="sub 58%" fo:font-style="italic" officeooo:rsid="00280228" style:font-style-asian="italic" style:font-style-complex="italic"/>
    </style:style>
    <style:style style:name="T39" style:family="text">
      <style:text-properties style:text-position="sub 58%" fo:font-style="italic" officeooo:rsid="00358771" style:font-style-asian="italic" style:font-style-complex="italic"/>
    </style:style>
    <style:style style:name="T40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style:text-position="sub 58%" fo:font-style="normal" style:font-style-asian="normal" style:font-style-complex="normal"/>
    </style:style>
    <style:style style:name="T42" style:family="text">
      <style:text-properties officeooo:rsid="001a7a31"/>
    </style:style>
    <style:style style:name="T43" style:family="text">
      <style:text-properties officeooo:rsid="001b002f"/>
    </style:style>
    <style:style style:name="T44" style:family="text">
      <style:text-properties officeooo:rsid="001c004a"/>
    </style:style>
    <style:style style:name="T45" style:family="text">
      <style:text-properties officeooo:rsid="001c8569"/>
    </style:style>
    <style:style style:name="T46" style:family="text">
      <style:text-properties style:font-name="Liberation Serif1"/>
    </style:style>
    <style:style style:name="T47" style:family="text">
      <style:text-properties style:font-name="Liberation Serif1" officeooo:rsid="001e7f09"/>
    </style:style>
    <style:style style:name="T48" style:family="text">
      <style:text-properties style:font-name="Liberation Serif"/>
    </style:style>
    <style:style style:name="T49" style:family="text">
      <style:text-properties style:font-name="Liberation Serif" officeooo:rsid="001c8569"/>
    </style:style>
    <style:style style:name="T50" style:family="text">
      <style:text-properties style:font-name="Liberation Serif" officeooo:rsid="001e7f09"/>
    </style:style>
    <style:style style:name="T51" style:family="text">
      <style:text-properties style:font-name="Liberation Serif" officeooo:rsid="001fe7ae"/>
    </style:style>
    <style:style style:name="T52" style:family="text">
      <style:text-properties style:font-name="Liberation Serif" officeooo:rsid="00296290"/>
    </style:style>
    <style:style style:name="T53" style:family="text">
      <style:text-properties style:font-name="Liberation Serif" officeooo:rsid="0033c420"/>
    </style:style>
    <style:style style:name="T54" style:family="text">
      <style:text-properties style:font-name="Liberation Serif" officeooo:rsid="00280228"/>
    </style:style>
    <style:style style:name="T55" style:family="text">
      <style:text-properties style:font-name="Liberation Serif" officeooo:rsid="0031cf44"/>
    </style:style>
    <style:style style:name="T56" style:family="text">
      <style:text-properties style:font-name="Liberation Serif" officeooo:rsid="0035501b"/>
    </style:style>
    <style:style style:name="T57" style:family="text">
      <style:text-properties style:font-name="Liberation Serif" fo:font-style="italic" officeooo:rsid="00280228" style:font-style-asian="italic" style:font-style-complex="italic"/>
    </style:style>
    <style:style style:name="T58" style:family="text">
      <style:text-properties fo:language="pl" fo:country="PL" fo:font-style="normal" style:font-style-asian="normal" style:font-style-complex="normal"/>
    </style:style>
    <style:style style:name="T59" style:family="text">
      <style:text-properties officeooo:rsid="001e7f09"/>
    </style:style>
    <style:style style:name="T60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61" style:family="text">
      <style:text-properties fo:color="#6a737d" loext:opacity="100%" style:font-name="JetBrains Mono" fo:font-size="9pt" fo:font-style="normal" fo:font-weight="normal" style:font-size-asian="9pt" style:font-style-asian="normal" style:font-weight-asian="normal"/>
    </style:style>
    <style:style style:name="T62" style:family="text">
      <style:text-properties fo:color="#6a737d" loext:opacity="100%" style:font-name="JetBrains Mono" fo:font-size="9pt" fo:language="pl" fo:country="PL" fo:font-style="normal" fo:font-weight="normal" officeooo:rsid="001c8569" style:font-size-asian="9pt" style:font-style-asian="normal" style:font-weight-asian="normal"/>
    </style:style>
    <style:style style:name="T63" style:family="text">
      <style:text-properties officeooo:rsid="00280228"/>
    </style:style>
    <style:style style:name="T64" style:family="text">
      <style:text-properties officeooo:rsid="002a09e4"/>
    </style:style>
    <style:style style:name="T65" style:family="text">
      <style:text-properties officeooo:rsid="002db2cb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officeooo:rsid="0031cf44" style:font-style-asian="italic" style:font-style-complex="italic"/>
    </style:style>
    <style:style style:name="T68" style:family="text">
      <style:text-properties fo:font-style="italic" officeooo:rsid="00280228" style:font-style-asian="italic" style:font-style-complex="italic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officeooo:rsid="0031cf44"/>
    </style:style>
    <style:style style:name="T71" style:family="text">
      <style:text-properties fo:font-size="8pt" officeooo:rsid="00331590" style:font-size-asian="8pt" style:font-size-complex="8pt"/>
    </style:style>
    <style:style style:name="T72" style:family="text">
      <style:text-properties officeooo:rsid="0033c420"/>
    </style:style>
    <style:style style:name="T73" style:family="text">
      <style:text-properties officeooo:rsid="003934af"/>
    </style:style>
    <style:style style:name="T74" style:family="text">
      <style:text-properties style:font-name="Liberation Sans" officeooo:rsid="003934af" style:font-name-asian="Microsoft YaHei" style:font-name-complex="Ari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Laboratorium <text:span text:style-name="T42">3</text:span></text:p>
      <table:table table:name="Table1" table:style-name="Table1">
        <table:table-column table:style-name="Table1.A"/>
        <table:table-column table:style-name="Table1.B"/>
        <table:table-row table:style-name="TableLine2792659705632">
          <table:table-cell table:style-name="Table1.A1" office:value-type="string">
            <text:p text:style-name="P47">Artem Buhera<text:line-break/>GĆ01 135678</text:p>
          </table:table-cell>
          <table:table-cell table:style-name="Table1.A1" office:value-type="string">
            <text:p text:style-name="P48"><text:span text:style-name="T42">2</text:span><text:span text:style-name="T74">9.</text:span>0<text:span text:style-name="T74">3</text:span>.2021</text:p>
          </table:table-cell>
        </table:table-row>
      </table:table>
      <text:p text:style-name="P49"><text:span text:style-name="T64"><text:tab/></text:span><text:span text:style-name="T43">W tym programie zostały użyte poniższe metody rozwiązywania pojedynczych równań nieliniowych:</text:span></text:p>
      <text:list xml:id="list136921478" text:style-name="L1">
        <text:list-item>
          <text:p text:style-name="P59"><text:span text:style-name="T43">Picarda</text:span></text:p>
          <text:list>
            <text:list-item>
              <text:p text:style-name="P53">polega na użyciu <text:span text:style-name="T59">metody</text:span> iteracyjnej<draw:frame draw:style-name="fr1" draw:name="Object1" text:anchor-type="as-char" svg:y="-0.386cm" svg:width="2.058cm" svg:height="0.54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8">, otrzymywanej poprzez przekształcenie funkcji f(x) do postaci</text:span><text:span text:style-name="T48"><draw:frame draw:style-name="fr1" draw:name="Object2" text:anchor-type="as-char" svg:y="-0.386cm" svg:width="1.496cm" svg:height="0.506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  </text:list-item>
            <text:list-item>
              <text:p text:style-name="P53"><text:span text:style-name="T47">metoda iteracyjna </text:span><text:span text:style-name="T50"><draw:frame draw:style-name="fr1" draw:name="Object3" text:anchor-type="as-char" svg:y="-0.386cm" svg:width="0.912cm" svg:height="0.506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0"><text:s/>jest zbieżna tylko gdy</text:span><draw:frame draw:style-name="fr1" draw:name="Object4" text:anchor-type="as-char" svg:y="-0.388cm" svg:width="1.909cm" svg:height="0.5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</text:list>
          <text:p text:style-name="P51"/>
        </text:list-item>
        <text:list-item>
          <text:p text:style-name="P51">Newtona</text:p>
          <text:list>
            <text:list-item>
              <text:p text:style-name="P54"><text:span text:style-name="T46">polega na użyciu </text:span><text:span text:style-name="T47">metody</text:span><text:span text:style-name="T46"> iteracyjnej</text:span><text:span text:style-name="T46"><draw:frame draw:style-name="fr1" draw:name="Object5" text:anchor-type="as-char" svg:y="-0.691cm" svg:width="4.26cm" svg:height="1.14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1">, gdzie</text:span><text:span text:style-name="T51"><draw:frame draw:style-name="fr1" draw:name="Object6" text:anchor-type="as-char" svg:y="-0.386cm" svg:width="1.635cm" svg:height="0.54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      </text:list-item>
            <text:list-item>
              <text:p text:style-name="P56"><text:span text:style-name="T51">m</text:span><text:span text:style-name="T48">etoda Newtona może być rozbieżna gdy</text:span><text:span text:style-name="T48"><draw:frame draw:style-name="fr1" draw:name="Object7" text:anchor-type="as-char" svg:y="-0.386cm" svg:width="1.512cm" svg:height="0.506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8">lub niezbieżna</text:span></text:p>
            </text:list-item>
          </text:list>
          <text:p text:style-name="P51"/>
        </text:list-item>
        <text:list-item>
          <text:p text:style-name="P51">siecznych</text:p>
          <text:list>
            <text:list-item>
              <text:p text:style-name="P57">polega na użyciu dwuargumentowej metody iteracyjnej <draw:frame draw:style-name="fr1" draw:name="Object8" text:anchor-type="as-char" svg:y="-0.691cm" svg:width="6.897cm" svg:height="1.736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ext:list-item>
            <text:list-item>
              <text:p text:style-name="P58">podobnie do metody Newtona, <text:span text:style-name="T60"><draw:frame draw:style-name="fr1" draw:name="Object9" text:anchor-type="as-char" svg:y="-0.691cm" svg:width="4.471cm" svg:height="1.132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      </text:list-item>
          </text:list>
        </text:list-item>
      </text:list>
      <text:p text:style-name="P20"/>
      <text:list xml:id="list105913540760057" text:continue-numbering="true" text:style-name="L1">
        <text:list-item>
          <text:p text:style-name="P52">bisekcji</text:p>
          <text:list>
            <text:list-item>
              <text:p text:style-name="P52">polega <text:span text:style-name="T44">na dzieleniu pewnego przedziału [a, b] na dwie </text:span><text:span text:style-name="T45">równe </text:span><text:span text:style-name="T44">połowy </text:span><text:span text:style-name="T45">[a</text:span><text:span text:style-name="T34">n</text:span><text:span text:style-name="T20">, x</text:span><text:span text:style-name="T34">n</text:span><text:span text:style-name="T20">] oraz <text:line-break/>[x</text:span><text:span text:style-name="T34">n</text:span><text:span text:style-name="T20">, b</text:span><text:span text:style-name="T34">n</text:span><text:span text:style-name="T20">]</text:span><text:span text:style-name="T45">, </text:span><text:span text:style-name="T44">i wybieraniu jako przedział kolejnej iteracji</text:span><text:span text:style-name="T45"> [a</text:span><text:span text:style-name="T34">n+1</text:span><text:span text:style-name="T20">, b</text:span><text:span text:style-name="T34">n+1</text:span><text:span text:style-name="T20">]</text:span><text:span text:style-name="T44"> t</text:span><text:span text:style-name="T45">ej połowy</text:span><text:span text:style-name="T44">, </text:span><text:span text:style-name="T45">która ma różne znaki wartości funkcji na krańcach</text:span></text:p>
            </text:list-item>
            <text:list-item>
              <text:p text:style-name="P53">zatem <text:span text:style-name="T59">f(x) musi być ciągła w przdziale [a, b]</text:span></text:p>
            </text:list-item>
          </text:list>
        </text:list-item>
      </text:list>
      <text:p text:style-name="P55"/>
      <text:p text:style-name="P62">Iterację kończymy wedłuch trzech kryteriów:</text:p>
      <text:list xml:id="list2176814766" text:style-name="L3">
        <text:list-item>
          <text:p text:style-name="P63">arbitralne ograniczenie na liczbę iteracji: <draw:frame draw:style-name="fr1" draw:name="Object19" text:anchor-type="as-char" svg:y="-0.377cm" svg:width="1.399cm" svg:height="0.531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</text:list-item>
        <text:list-item>
          <text:p text:style-name="P63">kryterium dokładności wyznaczenia x<text:span text:style-name="T32">n</text:span><text:span text:style-name="T19">: </text:span><text:span text:style-name="T19"><draw:frame draw:style-name="fr1" draw:name="Object18" text:anchor-type="as-char" svg:y="-0.379cm" svg:width="2.097cm" svg:height="0.534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9"><text:s/></text:span></text:p>
          <text:list>
            <text:list-item>
              <text:p text:style-name="P63"><text:span text:style-name="T19">dla metody bisekcji: </text:span><text:span text:style-name="T19"><draw:frame draw:style-name="fr1" draw:name="Object20" text:anchor-type="as-char" svg:y="-0.683cm" svg:width="2.011cm" svg:height="1.062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      </text:list-item>
            <text:list-item>
              <text:p text:style-name="P63"><text:span text:style-name="T19">dla pozostałych metod: </text:span><text:span text:style-name="T19"><draw:frame draw:style-name="fr1" draw:name="Object21" text:anchor-type="as-char" svg:y="-0.377cm" svg:width="2.279cm" svg:height="0.531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      </text:list-item>
          </text:list>
        </text:list-item>
        <text:list-item>
          <text:p text:style-name="P63"><text:span text:style-name="T19">kryterium wiarygodności x</text:span><text:span text:style-name="T32">n</text:span><text:span text:style-name="T19"> jako przybliżenia pierwiastka </text:span><text:span text:style-name="T19"><draw:frame draw:style-name="fr1" draw:name="Object22" text:anchor-type="as-char" svg:y="-0.386cm" svg:width="2.649cm" svg:height="0.542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  </text:list-item>
      </text:list>
      <text:p text:style-name="P40"/>
      <text:p text:style-name="P60">Szukam<text:span text:style-name="T64">y</text:span> miejsc zerowych dla dwóch funkcji</text:p>
      <text:list xml:id="list4174573347" text:style-name="L2">
        <text:list-item>
          <text:p text:style-name="P61"><draw:frame draw:style-name="fr1" draw:name="Object10" text:anchor-type="as-char" svg:y="-0.619cm" svg:width="3.129cm" svg:height="0.998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</text:list-item>
        <text:list-item>
          <text:p text:style-name="P61"><draw:frame draw:style-name="fr1" draw:name="Object11" text:anchor-type="as-char" svg:y="-0.386cm" svg:width="3.766cm" svg:height="0.54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</text:list-item>
      </text:list>
      <text:h text:style-name="P5" text:outline-level="3"><text:span text:style-name="T65">Metoda </text:span>Picard<text:span text:style-name="T65">a</text:span></text:h>
      <text:p text:style-name="P50"><text:span text:style-name="T5"><draw:frame draw:style-name="fr1" draw:name="Object12" text:anchor-type="as-char" svg:y="-0.619cm" svg:width="9.366cm" svg:height="0.998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5"><text:line-break/></text:span><text:span text:style-name="T5"><draw:frame draw:style-name="fr1" draw:name="Object13" text:anchor-type="as-char" svg:y="-0.854cm" svg:width="14.467cm" svg:height="1.558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5"><text:line-break/></text:span></text:p>
      <text:p text:style-name="P50"><text:span text:style-name="T2">const double </text:span><text:span text:style-name="T10">NMAX </text:span><text:span text:style-name="T2">= </text:span><text:span text:style-name="T18">30</text:span><text:span text:style-name="T10">;<text:line-break/></text:span><text:span text:style-name="T2">const double </text:span><text:span text:style-name="T10">TOLX </text:span><text:span text:style-name="T2">= </text:span><text:span text:style-name="T4">DBL_EPSILON</text:span><text:span text:style-name="T10">;<text:line-break/></text:span><text:span text:style-name="T2">const double </text:span><text:span text:style-name="T10">TOLF </text:span><text:span text:style-name="T2">= </text:span><text:span text:style-name="T4">DBL_EPSILON</text:span><text:span text:style-name="T10">;</text:span></text:p>
      <text:p text:style-name="P50"><text:span text:style-name="T5"><text:line-break/></text:span><text:span text:style-name="T1">double </text:span><text:span text:style-name="T3">f1</text:span><text:span text:style-name="T5">(</text:span><text:span text:style-name="T1">double </text:span><text:span text:style-name="T16">x</text:span><text:span text:style-name="T5">) {</text:span><text:line-break/><text:span text:style-name="T5"> <text:s text:c="3"/></text:span><text:span text:style-name="T1">return </text:span><text:span text:style-name="T3">sin</text:span><text:span text:style-name="T5">(</text:span><text:span text:style-name="T16">x</text:span><text:span text:style-name="T1">/</text:span><text:span text:style-name="T17">4.0</text:span><text:span text:style-name="T5">) </text:span><text:span text:style-name="T1">* </text:span><text:span text:style-name="T3">sin</text:span><text:span text:style-name="T5">(</text:span><text:span text:style-name="T16">x</text:span><text:span text:style-name="T1">/</text:span><text:span text:style-name="T17">4.0</text:span><text:span text:style-name="T5">) </text:span><text:span text:style-name="T1">- </text:span><text:span text:style-name="T16">x</text:span><text:span text:style-name="T5">;</text:span><text:line-break/><text:span text:style-name="T5">}</text:span></text:p>
      <text:p text:style-name="P7"><text:span text:style-name="T1">double </text:span><text:span text:style-name="T3">phi1_Picard</text:span><text:span text:style-name="T5">(</text:span><text:span text:style-name="T1">double </text:span><text:span text:style-name="T16">xn</text:span><text:span text:style-name="T5">) {<text:line-break/> <text:s text:c="3"/></text:span><text:span text:style-name="T1">return </text:span><text:span text:style-name="T3">sin</text:span><text:span text:style-name="T5">(</text:span><text:span text:style-name="T16">xn </text:span><text:span text:style-name="T1">/ </text:span><text:span text:style-name="T17">4.0</text:span><text:span text:style-name="T5">) </text:span><text:span text:style-name="T1">* </text:span><text:span text:style-name="T3">sin</text:span><text:span text:style-name="T5">(</text:span><text:span text:style-name="T16">xn </text:span><text:span text:style-name="T1">/ </text:span><text:span text:style-name="T17">4.0</text:span><text:span text:style-name="T5">);<text:line-break/>}</text:span></text:p>
      <text:p text:style-name="P7"><text:span text:style-name="T5"/></text:p>
      <text:p text:style-name="P7"><text:span text:style-name="T5"/></text:p>
      <text:p text:style-name="P6"><text:span text:style-name="T1">double </text:span><text:span text:style-name="T3">f2</text:span><text:span text:style-name="T5">(</text:span><text:span text:style-name="T1">double </text:span><text:span text:style-name="T16">x</text:span><text:span text:style-name="T5">) {</text:span><text:line-break/><text:span text:style-name="T5"> <text:s text:c="3"/></text:span><text:span text:style-name="T1">return </text:span><text:span text:style-name="T3">tan</text:span><text:span text:style-name="T5">(</text:span><text:span text:style-name="T17">2.0</text:span><text:span text:style-name="T1">*</text:span><text:span text:style-name="T16">x</text:span><text:span text:style-name="T5">) </text:span><text:span text:style-name="T1">- </text:span><text:span text:style-name="T16">x </text:span><text:span text:style-name="T1">- </text:span><text:span text:style-name="T17">1.0</text:span><text:span text:style-name="T5">;</text:span><text:line-break/><text:span text:style-name="T5">}<text:line-break/><text:line-break/></text:span><text:span text:style-name="T1">double </text:span><text:span text:style-name="T3">phi2_Picard</text:span><text:span text:style-name="T5">(</text:span><text:span text:style-name="T1">double </text:span><text:span text:style-name="T16">xn</text:span><text:span text:style-name="T5">) {<text:line-break/> <text:s text:c="3"/></text:span><text:span text:style-name="T1">return </text:span><text:span text:style-name="T3">atan</text:span><text:span text:style-name="T5">(</text:span><text:span text:style-name="T16">xn </text:span><text:span text:style-name="T1">+ </text:span><text:span text:style-name="T17">1.0</text:span><text:span text:style-name="T5">) </text:span><text:span text:style-name="T1">/ </text:span><text:span text:style-name="T17">2.0</text:span><text:span text:style-name="T5">;<text:line-break/>}</text:span></text:p>
      <text:p text:style-name="P6"><text:span text:style-name="T5"/></text:p>
      <text:p text:style-name="P6"><text:span text:style-name="T5"/></text:p>
      <text:p text:style-name="P12"><text:span text:style-name="T61"><text:line-break/></text:span></text:p>
      <text:p text:style-name="P41"><text:span text:style-name="T61">// pomocnicze funkcje do printowania</text:span><text:line-break/><text:span text:style-name="T1">void </text:span><text:span text:style-name="T3">printTOLX</text:span><text:span text:style-name="T5">(</text:span><text:span text:style-name="T1">int </text:span><text:span text:style-name="T16">n</text:span><text:span text:style-name="T5">, </text:span><text:span text:style-name="T1">double </text:span><text:span text:style-name="T16">estimator</text:span><text:span text:style-name="T5">) {</text:span><text:line-break/><text:span text:style-name="T5"> <text:s text:c="3"/>cout </text:span><text:span text:style-name="T1">&lt;&lt; </text:span><text:span text:style-name="T31">"przekroczono TOLX po " </text:span><text:span text:style-name="T1">&lt;&lt; </text:span><text:span text:style-name="T16">n</text:span><text:line-break/><text:span text:style-name="T16"> <text:s text:c="8"/></text:span><text:span text:style-name="T1">&lt;&lt; </text:span><text:span text:style-name="T31">" iteracjach - estymator = " </text:span><text:span text:style-name="T1">&lt;&lt; </text:span><text:span text:style-name="T16">estimator </text:span><text:span text:style-name="T1">&lt;&lt; </text:span><text:span text:style-name="T3">endl</text:span><text:span text:style-name="T5">;</text:span><text:line-break/><text:span text:style-name="T5">}</text:span><text:line-break/><text:line-break/><text:span text:style-name="T1">void </text:span><text:span text:style-name="T3">printTOLF</text:span><text:span text:style-name="T5">(</text:span><text:span text:style-name="T1">int </text:span><text:span text:style-name="T16">n</text:span><text:span text:style-name="T5">, </text:span><text:span text:style-name="T1">double </text:span><text:span text:style-name="T16">residuum</text:span><text:span text:style-name="T5">) {</text:span><text:line-break/><text:span text:style-name="T5"> <text:s text:c="3"/>cout </text:span><text:span text:style-name="T1">&lt;&lt; </text:span><text:span text:style-name="T31">"przekroczono TOLF po " </text:span><text:span text:style-name="T1">&lt;&lt; </text:span><text:span text:style-name="T16">n</text:span><text:line-break/><text:span text:style-name="T16"> <text:s text:c="8"/></text:span><text:span text:style-name="T1">&lt;&lt; </text:span><text:span text:style-name="T31">" iteracjach - residuum = " </text:span><text:span text:style-name="T1">&lt;&lt; </text:span><text:span text:style-name="T16">residuum </text:span><text:span text:style-name="T1">&lt;&lt; </text:span><text:span text:style-name="T3">endl</text:span><text:span text:style-name="T5">;</text:span><text:line-break/><text:span text:style-name="T5">}</text:span><text:line-break/><text:line-break/><text:span text:style-name="T1">void </text:span><text:span text:style-name="T3">printTOLXAndTOLF</text:span><text:span text:style-name="T5">(</text:span><text:span text:style-name="T1">int </text:span><text:span text:style-name="T16">n</text:span><text:span text:style-name="T5">, </text:span><text:span text:style-name="T1">double </text:span><text:span text:style-name="T16">estimator</text:span><text:span text:style-name="T5">, </text:span><text:span text:style-name="T1">double </text:span><text:span text:style-name="T16">residuum</text:span><text:span text:style-name="T5">) {</text:span><text:line-break/><text:span text:style-name="T5"> <text:s text:c="3"/>cout </text:span><text:span text:style-name="T1">&lt;&lt; </text:span><text:span text:style-name="T31">"przekroczono TOLX oraz TOLF po " </text:span><text:span text:style-name="T1">&lt;&lt; </text:span><text:span text:style-name="T16">n</text:span><text:line-break/><text:span text:style-name="T16"> <text:s text:c="8"/></text:span><text:span text:style-name="T1">&lt;&lt; </text:span><text:span text:style-name="T31">" iteracjach - estymator = " </text:span><text:span text:style-name="T1">&lt;&lt; </text:span><text:span text:style-name="T16">estimator</text:span><text:line-break/><text:span text:style-name="T16"> <text:s text:c="8"/></text:span><text:span text:style-name="T1">&lt;&lt; </text:span><text:span text:style-name="T31">", residuum = " </text:span><text:span text:style-name="T1">&lt;&lt; </text:span><text:span text:style-name="T16">residuum </text:span><text:span text:style-name="T1">&lt;&lt; </text:span><text:span text:style-name="T3">endl</text:span><text:span text:style-name="T5">;</text:span><text:line-break/><text:span text:style-name="T5">}</text:span><text:line-break/><text:line-break/><text:span text:style-name="T1">void </text:span><text:span text:style-name="T3">printNMAX</text:span><text:span text:style-name="T5">() {</text:span><text:line-break/><text:span text:style-name="T5"> <text:s text:c="3"/>cout </text:span><text:span text:style-name="T1">&lt;&lt; </text:span><text:span text:style-name="T31">"przekroczono maksymalną liczbę iteracji - " </text:span><text:span text:style-name="T1">&lt;&lt; </text:span><text:span text:style-name="T5">NMAX </text:span><text:span text:style-name="T1">&lt;&lt; </text:span><text:span text:style-name="T3">endl</text:span><text:span text:style-name="T5">;</text:span><text:line-break/><text:span text:style-name="T5">}</text:span></text:p>
      <text:p text:style-name="P10"><text:span text:style-name="T62"/></text:p>
      <text:p text:style-name="P10"><text:line-break/><text:span text:style-name="T1">void </text:span><text:span text:style-name="T3">printHeader</text:span><text:span text:style-name="T5">() {</text:span><text:line-break/><text:span text:style-name="T5"> <text:s text:c="3"/>cout </text:span><text:span text:style-name="T1">&lt;&lt; </text:span><text:span text:style-name="T3">endl </text:span><text:span text:style-name="T1">&lt;&lt; </text:span><text:span text:style-name="T31">"n <text:s text:c="2"/>x_n <text:s text:c="20"/>x_n1 <text:s text:c="19"/>"</text:span><text:line-break/><text:span text:style-name="T31"> <text:s text:c="19"/>"en <text:s text:c="23"/>residuum" </text:span><text:span text:style-name="T1">&lt;&lt; </text:span><text:span text:style-name="T3">endl</text:span><text:span text:style-name="T5">;</text:span><text:line-break/><text:span text:style-name="T5">}</text:span><text:line-break/><text:line-break/><text:span text:style-name="T1">void </text:span><text:span text:style-name="T3">printIteration</text:span><text:span text:style-name="T5">(</text:span><text:span text:style-name="T1">int </text:span><text:span text:style-name="T16">n</text:span><text:span text:style-name="T5">, </text:span><text:span text:style-name="T1">double </text:span><text:span text:style-name="T16">xn</text:span><text:span text:style-name="T5">, </text:span><text:span text:style-name="T1">double </text:span><text:span text:style-name="T16">xn1</text:span><text:span text:style-name="T5">, </text:span><text:span text:style-name="T1">double </text:span><text:span text:style-name="T16">en</text:span><text:span text:style-name="T5">, </text:span><text:span text:style-name="T1">double </text:span><text:span text:style-name="T16">residuum</text:span><text:span text:style-name="T5">) {</text:span><text:line-break/><text:span text:style-name="T5"> <text:s text:c="3"/>cout </text:span><text:span text:style-name="T1">&lt;&lt; </text:span><text:span text:style-name="T3">setw</text:span><text:span text:style-name="T5">(</text:span><text:span text:style-name="T17">2</text:span><text:span text:style-name="T5">) </text:span><text:span text:style-name="T1">&lt;&lt; </text:span><text:span text:style-name="T3">left </text:span><text:span text:style-name="T1">&lt;&lt; </text:span><text:span text:style-name="T16">n </text:span><text:span text:style-name="T1">&lt;&lt; </text:span><text:span text:style-name="T31">" <text:s/>"</text:span><text:line-break/><text:span text:style-name="T31"> <text:s text:c="8"/></text:span><text:span text:style-name="T1">&lt;&lt; </text:span><text:span text:style-name="T3">setprecision</text:span><text:span text:style-name="T5">(</text:span><text:span text:style-name="T17">17</text:span><text:span text:style-name="T5">) </text:span><text:span text:style-name="T1">&lt;&lt; </text:span><text:span text:style-name="T3">setw</text:span><text:span text:style-name="T5">(</text:span><text:span text:style-name="T17">24</text:span><text:span text:style-name="T5">) </text:span><text:span text:style-name="T1">&lt;&lt; </text:span><text:span text:style-name="T3">left </text:span><text:span text:style-name="T1">&lt;&lt; </text:span><text:span text:style-name="T16">xn</text:span><text:line-break/><text:span text:style-name="T16"> <text:s text:c="8"/></text:span><text:span text:style-name="T1">&lt;&lt; </text:span><text:span text:style-name="T3">setprecision</text:span><text:span text:style-name="T5">(</text:span><text:span text:style-name="T17">17</text:span><text:span text:style-name="T5">) </text:span><text:span text:style-name="T1">&lt;&lt; </text:span><text:span text:style-name="T3">setw</text:span><text:span text:style-name="T5">(</text:span><text:span text:style-name="T17">24</text:span><text:span text:style-name="T5">) </text:span><text:span text:style-name="T1">&lt;&lt; </text:span><text:span text:style-name="T3">left </text:span><text:span text:style-name="T1">&lt;&lt; </text:span><text:span text:style-name="T16">xn1</text:span><text:line-break/><text:span text:style-name="T16"> <text:s text:c="8"/></text:span><text:span text:style-name="T1">&lt;&lt; </text:span><text:span text:style-name="T3">setprecision</text:span><text:span text:style-name="T5">(</text:span><text:span text:style-name="T17">17</text:span><text:span text:style-name="T5">) </text:span><text:span text:style-name="T1">&lt;&lt; </text:span><text:span text:style-name="T3">setw</text:span><text:span text:style-name="T5">(</text:span><text:span text:style-name="T17">24</text:span><text:span text:style-name="T5">) </text:span><text:span text:style-name="T1">&lt;&lt; </text:span><text:span text:style-name="T3">left </text:span><text:span text:style-name="T1">&lt;&lt; </text:span><text:span text:style-name="T16">en <text:s/></text:span><text:span text:style-name="T1">&lt;&lt; </text:span><text:span text:style-name="T31">" <text:s/>"</text:span><text:line-break/><text:span text:style-name="T31"> <text:s text:c="8"/></text:span><text:span text:style-name="T1">&lt;&lt; </text:span><text:span text:style-name="T3">setprecision</text:span><text:span text:style-name="T5">(</text:span><text:span text:style-name="T17">17</text:span><text:span text:style-name="T5">) </text:span><text:span text:style-name="T1">&lt;&lt; </text:span><text:span text:style-name="T3">setw</text:span><text:span text:style-name="T5">(</text:span><text:span text:style-name="T17">24</text:span><text:span text:style-name="T5">) </text:span><text:span text:style-name="T1">&lt;&lt; </text:span><text:span text:style-name="T3">left </text:span><text:span text:style-name="T1">&lt;&lt; </text:span><text:span text:style-name="T16">residuum </text:span><text:span text:style-name="T1">&lt;&lt; </text:span><text:span text:style-name="T3">endl</text:span><text:span text:style-name="T5">;</text:span><text:line-break/><text:span text:style-name="T5">}</text:span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6"><text:span text:style-name="T5"/></text:p>
      <text:p text:style-name="P42"><text:span text:style-name="T1">double </text:span><text:span text:style-name="T3">solvePhi</text:span><text:span text:style-name="T5">(</text:span><text:span text:style-name="T1">double </text:span><text:span text:style-name="T5">(</text:span><text:span text:style-name="T1">*</text:span><text:span text:style-name="T16">phi</text:span><text:span text:style-name="T5">)(</text:span><text:span text:style-name="T1">double</text:span><text:span text:style-name="T5">), </text:span><text:span text:style-name="T1">double </text:span><text:span text:style-name="T5">(</text:span><text:span text:style-name="T1">*</text:span><text:span text:style-name="T16">f</text:span><text:span text:style-name="T5">)(</text:span><text:span text:style-name="T1">double</text:span><text:span text:style-name="T5">), </text:span><text:span text:style-name="T1">double </text:span><text:span text:style-name="T16">x0</text:span><text:span text:style-name="T5">) {</text:span><text:line-break/><text:span text:style-name="T5"> <text:s text:c="3"/></text:span><text:span text:style-name="T1">double </text:span><text:span text:style-name="T5">xn </text:span><text:span text:style-name="T1">= </text:span><text:span text:style-name="T16">x0</text:span><text:span text:style-name="T5">, xn1, en, residuum;</text:span><text:line-break/><text:span text:style-name="T5"> <text:s text:c="3"/>cout </text:span><text:span text:style-name="T1">&lt;&lt; </text:span><text:span text:style-name="T3">endl</text:span><text:span text:style-name="T5">;</text:span><text:line-break/><text:line-break/><text:span text:style-name="T5"> <text:s text:c="3"/></text:span><text:span text:style-name="T61">// arbitralne ograniczenie na liczbę iteracji</text:span><text:line-break/><text:span text:style-name="T61"> <text:s text:c="3"/></text:span><text:span text:style-name="T1">for </text:span><text:span text:style-name="T5">(</text:span><text:span text:style-name="T1">int </text:span><text:span text:style-name="T5">n </text:span><text:span text:style-name="T1">= </text:span><text:span text:style-name="T17">1</text:span><text:span text:style-name="T5">; n </text:span><text:span text:style-name="T1">&lt;= </text:span><text:span text:style-name="T5">NMAX; n</text:span><text:span text:style-name="T1">++</text:span><text:span text:style-name="T5">) {</text:span><text:line-break/><text:span text:style-name="T5"> <text:s text:c="7"/>xn1 </text:span><text:span text:style-name="T1">= </text:span><text:span text:style-name="T16">phi</text:span><text:span text:style-name="T5">(xn);</text:span><text:line-break/><text:line-break/><text:span text:style-name="T5"> <text:s text:c="7"/>en </text:span><text:span text:style-name="T1">= </text:span><text:span text:style-name="T5">xn1 </text:span><text:span text:style-name="T1">- </text:span><text:span text:style-name="T5">xn;</text:span><text:line-break/><text:span text:style-name="T5"> <text:s text:c="7"/>residuum </text:span><text:span text:style-name="T1">= </text:span><text:span text:style-name="T16">f</text:span><text:span text:style-name="T5">(xn1);</text:span><text:line-break/><text:line-break/><text:span text:style-name="T5"> <text:s text:c="7"/>cout </text:span><text:span text:style-name="T1">&lt;&lt; </text:span><text:span text:style-name="T3">setprecision</text:span><text:span text:style-name="T5">(</text:span><text:span text:style-name="T17">17</text:span><text:span text:style-name="T5">) </text:span><text:span text:style-name="T1">&lt;&lt; </text:span><text:span text:style-name="T31">"Phi(" </text:span><text:span text:style-name="T1">&lt;&lt; </text:span><text:span text:style-name="T5">xn </text:span><text:span text:style-name="T1">&lt;&lt; </text:span><text:span text:style-name="T31">") = "</text:span><text:line-break/><text:span text:style-name="T31"> <text:s text:c="12"/></text:span><text:span text:style-name="T1">&lt;&lt; </text:span><text:span text:style-name="T3">setprecision</text:span><text:span text:style-name="T5">(</text:span><text:span text:style-name="T17">17</text:span><text:span text:style-name="T5">) </text:span><text:span text:style-name="T1">&lt;&lt; </text:span><text:span text:style-name="T5">xn1 </text:span><text:span text:style-name="T1">&lt;&lt; </text:span><text:span text:style-name="T3">endl</text:span><text:span text:style-name="T5">;</text:span><text:line-break/><text:line-break/><text:span text:style-name="T5"> <text:s text:c="7"/></text:span><text:span text:style-name="T61">// kryterium dokładności wyznaczenia xn1</text:span><text:line-break/><text:span text:style-name="T61"> <text:s text:c="7"/>// oraz wiarygodności xn1 jako przybliżenia pierwiastków</text:span><text:line-break/><text:span text:style-name="T61"> <text:s text:c="7"/></text:span><text:span text:style-name="T1">if </text:span><text:span text:style-name="T5">(</text:span><text:span text:style-name="T3">abs</text:span><text:span text:style-name="T5">(en) </text:span><text:span text:style-name="T1">&lt;= </text:span><text:span text:style-name="T5">TOLX </text:span><text:span text:style-name="T1">&amp;&amp; </text:span><text:span text:style-name="T3">abs</text:span><text:span text:style-name="T5">(residuum) </text:span><text:span text:style-name="T1">&lt;= </text:span><text:span text:style-name="T5">TOLF) {</text:span><text:line-break/><text:span text:style-name="T5"> <text:s text:c="11"/></text:span><text:span text:style-name="T3">printTOLXAndTOLF</text:span><text:span text:style-name="T5">(n, en, residuum);</text:span><text:line-break/><text:span text:style-name="T5"> <text:s text:c="11"/></text:span><text:span text:style-name="T1">return </text:span><text:span text:style-name="T5">xn1;</text:span><text:line-break/><text:line-break/><text:span text:style-name="T5"> <text:s text:c="7"/>} </text:span><text:span text:style-name="T1">else </text:span><text:span text:style-name="T5">{</text:span><text:line-break/><text:span text:style-name="T5"> <text:s text:c="11"/></text:span><text:span text:style-name="T61">// kryterium dokładności wyznaczenia xn</text:span><text:line-break/><text:span text:style-name="T61"> <text:s text:c="11"/></text:span><text:span text:style-name="T1">if </text:span><text:span text:style-name="T5">(</text:span><text:span text:style-name="T3">abs</text:span><text:span text:style-name="T5">(en) </text:span><text:span text:style-name="T1">&lt;= </text:span><text:span text:style-name="T5">TOLX) {</text:span><text:line-break/><text:span text:style-name="T5"> <text:s text:c="15"/></text:span><text:span text:style-name="T3">printTOLX</text:span><text:span text:style-name="T5">(n, en);</text:span><text:line-break/><text:span text:style-name="T5"> <text:s text:c="15"/></text:span><text:span text:style-name="T1">return </text:span><text:span text:style-name="T5">xn1;</text:span><text:line-break/><text:span text:style-name="T5"> <text:s text:c="11"/>}</text:span><text:line-break/><text:line-break/><text:span text:style-name="T5"> <text:s text:c="11"/></text:span><text:span text:style-name="T61">// kryterium wiarygodności xn jako przybliżenia pierwiastka</text:span><text:line-break/><text:span text:style-name="T61"> <text:s text:c="11"/></text:span><text:span text:style-name="T1">if </text:span><text:span text:style-name="T5">(</text:span><text:span text:style-name="T3">abs</text:span><text:span text:style-name="T5">(residuum) </text:span><text:span text:style-name="T1">&lt;= </text:span><text:span text:style-name="T5">TOLF) {</text:span><text:line-break/><text:span text:style-name="T5"> <text:s text:c="15"/></text:span><text:span text:style-name="T3">printTOLF</text:span><text:span text:style-name="T5">(n, residuum);</text:span><text:line-break/><text:span text:style-name="T5"> <text:s text:c="15"/></text:span><text:span text:style-name="T1">return </text:span><text:span text:style-name="T5">xn1;</text:span><text:line-break/><text:span text:style-name="T5"> <text:s text:c="11"/>}</text:span><text:line-break/><text:span text:style-name="T5"> <text:s text:c="7"/>}</text:span><text:line-break/><text:line-break/><text:span text:style-name="T5"> <text:s text:c="7"/>xn </text:span><text:span text:style-name="T1">= </text:span><text:span text:style-name="T5">xn1;</text:span><text:line-break/><text:span text:style-name="T5"> <text:s text:c="3"/>}</text:span><text:line-break/><text:line-break/><text:span text:style-name="T5"> <text:s text:c="3"/></text:span><text:span text:style-name="T3">printNMAX</text:span><text:span text:style-name="T5">();</text:span><text:line-break/><text:span text:style-name="T5"> <text:s text:c="3"/></text:span><text:span text:style-name="T1">return </text:span><text:span text:style-name="T5">xn1;</text:span><text:line-break/></text:p>
      <text:p text:style-name="P11"><text:span text:style-name="T6">}<text:line-break/><text:line-break/></text:span><text:span text:style-name="T1">int </text:span><text:span text:style-name="T3">main</text:span><text:span text:style-name="T5">() {</text:span><text:line-break/><text:span text:style-name="T5"> <text:s text:c="3"/>cout </text:span><text:span text:style-name="T1">&lt;&lt; </text:span><text:span text:style-name="T3">endl </text:span><text:span text:style-name="T1">&lt;&lt; </text:span><text:span text:style-name="T31">"Metoda Picarda dla f1: "</text:span><text:span text:style-name="T5">;</text:span><text:line-break/><text:span text:style-name="T5"> <text:s text:c="3"/></text:span><text:span text:style-name="T1">double </text:span><text:span text:style-name="T5">root1_Picard </text:span><text:span text:style-name="T1">= </text:span><text:span text:style-name="T3">solvePhi</text:span><text:span text:style-name="T5">(</text:span><text:span text:style-name="T3">phi1_Picard</text:span><text:span text:style-name="T5">, </text:span><text:span text:style-name="T3">f1</text:span><text:span text:style-name="T5">, </text:span><text:span text:style-name="T17">1.0</text:span><text:span text:style-name="T5">);</text:span><text:line-break/><text:span text:style-name="T5"> <text:s text:c="3"/>cout </text:span><text:span text:style-name="T1">&lt;&lt; </text:span><text:span text:style-name="T31">"x0 = " </text:span><text:span text:style-name="T1">&lt;&lt; </text:span><text:span text:style-name="T5">root1_Picard </text:span><text:span text:style-name="T1">&lt;&lt; </text:span><text:span text:style-name="T31">", f1(x0) = " </text:span><text:span text:style-name="T1">&lt;&lt; </text:span><text:span text:style-name="T3">f1</text:span><text:span text:style-name="T5">(root1_Picard) </text:span><text:span text:style-name="T1">&lt;&lt; </text:span><text:span text:style-name="T3">endl</text:span><text:span text:style-name="T5">;</text:span><text:line-break/><text:line-break/><text:span text:style-name="T5"> <text:s text:c="3"/>cout </text:span><text:span text:style-name="T1">&lt;&lt; </text:span><text:span text:style-name="T3">endl </text:span><text:span text:style-name="T1">&lt;&lt; </text:span><text:span text:style-name="T31">"Metoda Picarda dla f2: "</text:span><text:span text:style-name="T5">;</text:span><text:line-break/><text:span text:style-name="T5"> <text:s text:c="3"/></text:span><text:span text:style-name="T1">double </text:span><text:span text:style-name="T5">root2_Picard </text:span><text:span text:style-name="T1">= </text:span><text:span text:style-name="T3">solvePhi</text:span><text:span text:style-name="T5">(</text:span><text:span text:style-name="T3">phi2_Picard</text:span><text:span text:style-name="T5">, </text:span><text:span text:style-name="T3">f1</text:span><text:span text:style-name="T5">, </text:span><text:span text:style-name="T17">1.0</text:span><text:span text:style-name="T5">);</text:span><text:line-break/><text:span text:style-name="T5"> <text:s text:c="3"/>cout </text:span><text:span text:style-name="T1">&lt;&lt; </text:span><text:span text:style-name="T31">"x0 = " </text:span><text:span text:style-name="T1">&lt;&lt; </text:span><text:span text:style-name="T5">root2_Picard </text:span><text:span text:style-name="T1">&lt;&lt; </text:span><text:span text:style-name="T31">", f2(x0) = " </text:span><text:span text:style-name="T1">&lt;&lt; </text:span><text:span text:style-name="T3">f2</text:span><text:span text:style-name="T5">(root2_Picard) </text:span><text:span text:style-name="T1">&lt;&lt; </text:span><text:span text:style-name="T3">endl</text:span><text:span text:style-name="T5">;</text:span><text:line-break/><text:span text:style-name="T5">};</text:span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64"><text:span text:style-name="T72"><text:tab/></text:span><text:span text:style-name="T63">Wynik działania </text:span><text:span text:style-name="T70">dla</text:span><text:span text:style-name="T63"> początkow</text:span><text:span text:style-name="T70">ego</text:span><text:span text:style-name="T63"> punkt</text:span><text:span text:style-name="T70">u</text:span><text:span text:style-name="T63"> x</text:span><text:span text:style-name="T35">0</text:span><text:span text:style-name="T21"> = 1</text:span><text:span text:style-name="T63">:<text:line-break/><text:line-break/></text:span><text:span text:style-name="T7">Metoda Picarda dla f1:</text:span><text:line-break/><text:span text:style-name="T5">n <text:s text:c="2"/>x_n1 <text:s text:c="19"/>en <text:s text:c="23"/>residuum</text:span><text:line-break/><text:span text:style-name="T5">1 <text:s text:c="2"/>0.061208719054813648 <text:s text:c="3"/>-0.93879128094518638 <text:s text:c="5"/>-0.060974580625176605</text:span><text:line-break/><text:span text:style-name="T5">2 <text:s text:c="2"/>0.00023413842963704515 <text:s/>-0.060974580625176605 <text:s text:c="4"/>-0.0002341350033367845</text:span><text:line-break/><text:span text:style-name="T5">3 <text:s text:c="2"/>3.4263002606431685e-09 <text:s/>-0.0002341350033367845 <text:s text:c="3"/>-3.4263002599094477e-09</text:span><text:line-break/><text:span text:style-name="T5">4 <text:s text:c="2"/>7.3372084225521526e-19 <text:s/>-3.4263002599094477e-09 <text:s text:c="2"/>-7.3372084225521526e-19</text:span><text:line-break/><text:span text:style-name="T5">przekroczono TOLF po 4 iteracjach - residuum = -7.3372084225521526e-19</text:span><text:line-break/><text:span text:style-name="T5">x0 = 7.3372084225521526e-19, f1(x0) = -7.3372084225521526e-19</text:span><text:line-break/><text:line-break/><text:span text:style-name="T5">Metoda Picarda dla f2:</text:span><text:line-break/><text:span text:style-name="T5">n <text:s text:c="2"/>x_n1 <text:s text:c="19"/>en <text:s text:c="23"/>residuum</text:span><text:line-break/><text:span text:style-name="T5">1 <text:s text:c="2"/>0.5535743588970452 <text:s text:c="5"/>-0.4464256411029548 <text:s text:c="6"/>0.44642564110295435</text:span><text:line-break/><text:span text:style-name="T5">2 <text:s text:c="2"/>0.49943949268161769 <text:s text:c="4"/>-0.054134866215427513 <text:s text:c="4"/>0.054134866215427291</text:span><text:line-break/><text:span text:style-name="T5">3 <text:s text:c="2"/>0.49131060741579274 <text:s text:c="4"/>-0.0081288852658249477 <text:s text:c="3"/>0.0081288852658247812</text:span><text:line-break/><text:span text:style-name="T5">4 <text:s text:c="2"/>0.49005465229082668 <text:s text:c="4"/>-0.0012559551249660683 <text:s text:c="3"/>0.0012559551249660128</text:span><text:line-break/><text:span text:style-name="T5">5 <text:s text:c="2"/>0.48985975739491727 <text:s text:c="4"/>-0.00019489489590940323 <text:s text:c="2"/>0.00019489489590918119</text:span><text:line-break/><text:span text:style-name="T5">6 <text:s text:c="2"/>0.48982949395354863 <text:s text:c="4"/>-3.0263441368638677e-05 <text:s text:c="2"/>3.0263441368694188e-05</text:span><text:line-break/><text:span text:style-name="T5">7 <text:s text:c="2"/>0.48982479413159841 <text:s text:c="4"/>-4.6998219502270011e-06 <text:s text:c="2"/>4.6998219502825123e-06</text:span><text:line-break/><text:span text:style-name="T5">8 <text:s text:c="2"/>0.48982406425149455 <text:s text:c="4"/>-7.298801038557734e-07 <text:s text:c="3"/>7.2988010368923995e-07</text:span><text:line-break/><text:span text:style-name="T5">9 <text:s text:c="2"/>0.48982395090117831 <text:s text:c="4"/>-1.1335031624426506e-07 <text:s text:c="2"/>1.1335031624426506e-07</text:span><text:line-break/><text:span text:style-name="T5">10 <text:s/>0.48982393329787727 <text:s text:c="4"/>-1.7603301039059716e-08 <text:s text:c="2"/>1.760330126110432e-08</text:span><text:line-break/><text:span text:style-name="T5">11 <text:s/>0.48982393056408491 <text:s text:c="4"/>-2.7337923591552737e-09 <text:s text:c="2"/>2.7337923036441225e-09</text:span><text:line-break/><text:span text:style-name="T5">12 <text:s/>0.48982393013952696 <text:s text:c="4"/>-4.2455794435625194e-10 <text:s text:c="2"/>4.2455772231164701e-10</text:span><text:line-break/><text:span text:style-name="T5">13 <text:s/>0.48982393007359315 <text:s text:c="4"/>-6.5933813964136334e-11 <text:s text:c="2"/>6.5933924986438797e-11</text:span><text:line-break/><text:span text:style-name="T5">14 <text:s/>0.48982393006335362 <text:s text:c="4"/>-1.0239531444966588e-11 <text:s text:c="2"/>1.0239586956117819e-11</text:span><text:line-break/><text:span text:style-name="T5">15 <text:s/>0.48982393006176339 <text:s text:c="4"/>-1.590227949321843e-12 <text:s text:c="3"/>1.5902834604730742e-12</text:span><text:line-break/><text:span text:style-name="T5">16 <text:s/>0.48982393006151648 <text:s text:c="4"/>-2.4691360067663481e-13 <text:s text:c="2"/>2.4691360067663481e-13</text:span><text:line-break/><text:span text:style-name="T5">17 <text:s/>0.48982393006147812 <text:s text:c="4"/>-3.8358205500799158e-14 <text:s text:c="2"/>3.8413716652030416e-14</text:span><text:line-break/><text:span text:style-name="T5">18 <text:s/>0.48982393006147218 <text:s text:c="4"/>-5.9396931817445875e-15 <text:s text:c="2"/>6.2172489379008766e-15</text:span><text:line-break/><text:span text:style-name="T5">19 <text:s/>0.48982393006147124 <text:s text:c="4"/>-9.4368957093138306e-16 <text:s text:c="2"/>8.8817841970012523e-16</text:span><text:line-break/><text:span text:style-name="T5">20 <text:s/>0.48982393006147107 <text:s text:c="4"/>-1.6653345369377348e-16 <text:s text:c="2"/>0</text:span><text:line-break/><text:span text:style-name="T5">przekroczono TOLX oraz TOLF po 20 iteracjach - estymator = -1.6653345369377348e-16, residuum = 0</text:span><text:line-break/><text:span text:style-name="T5">x0 = 0.48982393006147107, f2(x0) = 0</text:span></text:p>
      <text:p text:style-name="P27"><text:span text:style-name="T12"/></text:p>
      <text:p text:style-name="P27"><text:span text:style-name="T5"/></text:p>
      <text:p text:style-name="P21"><text:span text:style-name="T64"><text:tab/></text:span>W obu przypadkach otrzymaliśmy dobre wyniki<text:span text:style-name="T70">. Szczególnie w przypadku funkcji</text:span><text:span text:style-name="T67"> f</text:span><text:span text:style-name="T37">1</text:span><text:span text:style-name="T66"> </text:span>widzimy, że po każdej iteracji dostajemy coraz dokładniejsze miejsce zerowe<text:span text:style-name="T70">.</text:span></text:p>
      <text:p text:style-name="P43"><text:span text:style-name="T64"><text:tab/></text:span>Ale gdybyśmy dla funkcji f<text:span text:style-name="T32">2</text:span> wyznaczyli <text:span text:style-name="T46">Φ</text:span><text:span text:style-name="T48">(x) w inny sposób tak</text:span><text:span text:style-name="T56">i</text:span><text:span text:style-name="T48">, że</text:span><text:span text:style-name="T48"><draw:frame draw:style-name="fr1" draw:name="Object14" text:anchor-type="as-char" svg:y="-0.388cm" svg:width="1.909cm" svg:height="0.51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48">, to możemy zaobserwować rozbieżność, a więc nieefektywność metody:</text:span></text:p>
      <text:p text:style-name="P21"><text:span text:style-name="T48"/></text:p>
      <text:p text:style-name="P22"><text:span text:style-name="T52"><draw:frame draw:style-name="fr1" draw:name="Object15" text:anchor-type="as-char" svg:y="-0.386cm" svg:width="11.763cm" svg:height="0.54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52"><text:line-break/></text:span><text:span text:style-name="T52"><draw:frame draw:style-name="fr1" draw:name="Object16" text:anchor-type="as-char" svg:y="-0.619cm" svg:width="13.328cm" svg:height="1.088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52"><text:line-break/></text:span><text:span text:style-name="T52"><draw:frame draw:style-name="fr1" draw:name="Object17" text:anchor-type="as-char" svg:y="-0.386cm" svg:width="3.567cm" svg:height="0.506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52"><text:line-break/><text:line-break/></text:span><text:span text:style-name="T1">double </text:span><text:span text:style-name="T3">phi2_Picard_divergent</text:span><text:span text:style-name="T5">(</text:span><text:span text:style-name="T1">double </text:span><text:span text:style-name="T16">xn</text:span><text:span text:style-name="T5">) {</text:span><text:line-break/><text:span text:style-name="T5"> <text:s text:c="3"/></text:span><text:span text:style-name="T1">return </text:span><text:span text:style-name="T17">2.0 </text:span><text:span text:style-name="T1">/ </text:span><text:span text:style-name="T5">(</text:span><text:span text:style-name="T3">cos</text:span><text:span text:style-name="T5">(</text:span><text:span text:style-name="T17">2</text:span><text:span text:style-name="T1">*</text:span><text:span text:style-name="T16">xn</text:span><text:span text:style-name="T5">) </text:span><text:span text:style-name="T1">* </text:span><text:span text:style-name="T3">cos</text:span><text:span text:style-name="T5">(</text:span><text:span text:style-name="T17">2</text:span><text:span text:style-name="T1">*</text:span><text:span text:style-name="T16">xn</text:span><text:span text:style-name="T5">));</text:span><text:line-break/><text:span text:style-name="T5">}</text:span></text:p>
      <text:p text:style-name="P21"><text:span text:style-name="T48"/></text:p>
      <text:p text:style-name="P8"><text:span text:style-name="T1">int </text:span><text:span text:style-name="T3">main</text:span><text:span text:style-name="T5">() {</text:span><text:line-break/><text:span text:style-name="T5"> <text:s text:c="3"/>cout </text:span><text:span text:style-name="T1">&lt;&lt; </text:span><text:span text:style-name="T3">endl </text:span><text:span text:style-name="T1">&lt;&lt; </text:span><text:span text:style-name="T31">"Metoda Picarda dla f2: "</text:span><text:span text:style-name="T5">;</text:span><text:line-break/><text:span text:style-name="T5"> <text:s text:c="3"/></text:span><text:span text:style-name="T1">double </text:span><text:span text:style-name="T5">root2_Picard </text:span><text:span text:style-name="T1">= </text:span><text:span text:style-name="T3">solvePhi</text:span><text:span text:style-name="T5">(</text:span><text:span text:style-name="T3">phi2_Picard_divergent</text:span><text:span text:style-name="T5">, </text:span><text:span text:style-name="T3">f1</text:span><text:span text:style-name="T5">, </text:span><text:span text:style-name="T17">1.0</text:span><text:span text:style-name="T5">);</text:span><text:line-break/><text:span text:style-name="T5"> <text:s text:c="3"/>cout </text:span><text:span text:style-name="T1">&lt;&lt; </text:span><text:span text:style-name="T31">"x0 = " </text:span><text:span text:style-name="T1">&lt;&lt; </text:span><text:span text:style-name="T5">root2_Picard </text:span><text:span text:style-name="T1">&lt;&lt; </text:span><text:span text:style-name="T31">", f2(x0) = " </text:span><text:span text:style-name="T1">&lt;&lt; </text:span><text:span text:style-name="T3">f2</text:span><text:span text:style-name="T5">(root2_Picard) </text:span><text:span text:style-name="T1">&lt;&lt; </text:span><text:span text:style-name="T3">endl</text:span><text:span text:style-name="T5">;</text:span><text:line-break/><text:span text:style-name="T5">};</text:span></text:p>
      <text:p text:style-name="P21"><text:span text:style-name="T48"/></text:p>
      <text:p text:style-name="P24"><text:span text:style-name="T53"><text:tab/></text:span><text:span text:style-name="T48">Wynik działania</text:span><text:span text:style-name="T53"> </text:span><text:span text:style-name="T55">dla</text:span><text:span text:style-name="T54"> początkow</text:span><text:span text:style-name="T55">ego</text:span><text:span text:style-name="T54"> punkt</text:span><text:span text:style-name="T55">u</text:span><text:span text:style-name="T54"> </text:span><text:span text:style-name="T57">x</text:span><text:span text:style-name="T33">0</text:span><text:span text:style-name="T29"> = 1</text:span><text:span text:style-name="T48">:</text:span></text:p>
      <text:p text:style-name="P23"><text:span text:style-name="T48"/></text:p>
      <text:p text:style-name="P13"><text:span text:style-name="T5">Metoda Picarda dla f2:</text:span><text:line-break/><text:span text:style-name="T5">n <text:s text:c="2"/>x_n1 <text:s text:c="19"/>en <text:s text:c="23"/>residuum</text:span><text:line-break/><text:span text:style-name="T5">1 <text:s text:c="2"/>11.548798408083835 <text:s text:c="5"/>10.548798408083835 <text:s text:c="7"/>-11.485466638740903</text:span><text:line-break/><text:span text:style-name="T5">2 <text:s text:c="2"/>9.9720445885267814 <text:s text:c="5"/>-1.5767538195570534 <text:s text:c="6"/>-9.6071602638284546</text:span><text:line-break/><text:span text:style-name="T5">3 <text:s text:c="2"/>9.5153461252384623 <text:s text:c="5"/>-0.45669846328831909 <text:s text:c="5"/>-9.0379804286726912</text:span><text:line-break/><text:span text:style-name="T5">4 <text:s text:c="2"/>2.0670832505329004 <text:s text:c="5"/>-7.4482628747055619 <text:s text:c="6"/>-1.8229729459554163</text:span><text:line-break/><text:span text:style-name="T5">5 <text:s text:c="2"/>6.6956395025627637 <text:s text:c="5"/>4.6285562520298633 <text:s text:c="7"/>-5.7062342772274786</text:span><text:line-break/><text:span text:style-name="T5">6 <text:s text:c="2"/>4.3428141178645339 <text:s text:c="5"/>-2.3528253846982299 <text:s text:c="6"/>-3.5602409043426388</text:span><text:line-break/><text:span text:style-name="T5">7 <text:s text:c="2"/>3.6617795903359682 <text:s text:c="5"/>-0.68103452752856564 <text:s text:c="5"/>-3.0331941515019301</text:span><text:line-break/><text:span text:style-name="T5">8 <text:s text:c="2"/>7.8145581675655986 <text:s text:c="5"/>4.1527785772296308 <text:s text:c="7"/>-6.9541047629578108</text:span><text:line-break/><text:span text:style-name="T5">9 <text:s text:c="2"/>2.0124853918737142 <text:s text:c="5"/>-5.8020727756918848 <text:s text:c="6"/>-1.7800047740713396</text:span><text:line-break/><text:span text:style-name="T5">10 <text:s/>4.9671435011325373 <text:s text:c="5"/>2.9546581092588231 <text:s text:c="7"/>-4.0715414504909804</text:span><text:line-break/><text:span text:style-name="T5">11 <text:s/>2.6243233869698903 <text:s text:c="5"/>-2.342820114162647 <text:s text:c="7"/>-2.2522038049640241</text:span><text:line-break/><text:span text:style-name="T5">12 <text:s/>7.6616029039805991 <text:s text:c="5"/>5.0372795170107088 <text:s text:c="7"/>-6.7757282025899519</text:span><text:line-break/><text:span text:style-name="T5">13 <text:s/>2.3279522977802585 <text:s text:c="5"/>-5.3336506062003401 <text:s text:c="6"/>-2.0257978160909067</text:span><text:line-break/><text:span text:style-name="T5">14 <text:s/>627.53088980263578 <text:s text:c="5"/>625.20293750485553 <text:s text:c="7"/>-627.49261471249429</text:span><text:line-break/><text:span text:style-name="T5">15 <text:s/>99405.506059526757 <text:s text:c="5"/>98777.975169724115 <text:s text:c="7"/>-99404.54253697941</text:span><text:line-break/><text:span text:style-name="T5">16 <text:s/>1790.7428267602411 <text:s text:c="5"/>-97614.76323276652 <text:s text:c="7"/>-1789.7429033829831</text:span><text:line-break/><text:span text:style-name="T5">17 <text:s/>2.0098401161942467 <text:s text:c="5"/>-1788.7329866440468 <text:s text:c="6"/>-1.7779179646496781</text:span><text:line-break/><text:span text:style-name="T5">18 <text:s/>4.903877183750275 <text:s text:c="6"/>2.8940370675560283 <text:s text:c="7"/>-4.0181440980376184</text:span><text:line-break/><text:span text:style-name="T5">19 <text:s/>2.3246053699060472 <text:s text:c="5"/>-2.5792718138442279 <text:s text:c="6"/>-2.0232190518202251</text:span><text:line-break/><text:span text:style-name="T5">20 <text:s/>501.73320688114615 <text:s text:c="5"/>499.40860151124008 <text:s text:c="7"/>-501.68105344041101</text:span><text:line-break/><text:span text:style-name="T5">21 <text:s/>27.622491342492363 <text:s text:c="5"/>-474.11071553865378 <text:s text:c="6"/>-27.282582188655443</text:span><text:line-break/><text:span text:style-name="T5">22 <text:s/>28.707743912608731 <text:s text:c="5"/>1.0852525701163671 <text:s text:c="7"/>-28.100237474139373</text:span><text:line-break/><text:span text:style-name="T5">23 <text:s/>4.7739819703627466 <text:s text:c="5"/>-23.933761942245983 <text:s text:c="6"/>-3.9097097416003304</text:span><text:line-break/><text:span text:style-name="T5">24 <text:s/>2.0306592646904393 <text:s text:c="5"/>-2.7433227056723073 <text:s text:c="6"/>-1.7943292080014659</text:span><text:line-break/><text:span text:style-name="T5">25 <text:s/>5.4454021306565892 <text:s text:c="5"/>3.4147428659661498 <text:s text:c="7"/>-4.4886319577602674</text:span><text:line-break/><text:span text:style-name="T5">26 <text:s/>182.87128667039448 <text:s text:c="5"/>177.42588453973789 <text:s text:c="7"/>-181.89817749057016</text:span><text:line-break/><text:span text:style-name="T5">27 <text:s/>31.928105846987542 <text:s text:c="5"/>-150.94318082340695 <text:s text:c="6"/>-30.944411916658677</text:span><text:line-break/><text:span text:style-name="T5">28 <text:s/>7.4065027616016321 <text:s text:c="5"/>-24.521603085385909 <text:s text:c="6"/>-6.4833163351724146</text:span><text:line-break/><text:span text:style-name="T5">29 <text:s/>5.110971532767862 <text:s text:c="6"/>-2.2955312288337701 <text:s text:c="6"/>-4.1944213563434678</text:span><text:line-break/><text:span text:style-name="T5">30 <text:s/>4.096395185388948 <text:s text:c="6"/>-1.014576347378914 <text:s text:c="7"/>-3.3666589079439331</text:span><text:line-break/><text:span text:style-name="T5">przekroczono maksymalną liczbę iteracji - 30</text:span><text:line-break/><text:span text:style-name="T5">x0 = 4.096395185388948, f2(x0) = -7.9341028561235145</text:span></text:p>
      <text:p text:style-name="P13"><text:span text:style-name="T11"/></text:p>
      <text:p text:style-name="P9"><text:span text:style-name="T5"/></text:p>
      <text:p text:style-name="P26"><text:tab/>Obliczone rozwiązanie ewidentnie nie jest miejscem zerowym funkcji <text:span text:style-name="T66">f</text:span><text:span text:style-name="T36">2</text:span></text:p>
      <text:h text:style-name="P1" text:outline-level="1"><text:span text:style-name="T65">Metoda Newtona</text:span></text:h>
      <text:p text:style-name="Standard"><text:span text:style-name="T65"><text:line-break/></text:span><text:span text:style-name="T1">double </text:span><text:span text:style-name="T3">phi1_Newton</text:span><text:span text:style-name="T5">(</text:span><text:span text:style-name="T1">double </text:span><text:span text:style-name="T16">xn</text:span><text:span text:style-name="T5">) {</text:span><text:line-break/><text:span text:style-name="T5"> <text:s text:c="3"/></text:span><text:span text:style-name="T1">return </text:span><text:span text:style-name="T16">xn </text:span><text:span text:style-name="T1">- </text:span><text:span text:style-name="T3">f1</text:span><text:span text:style-name="T5">(</text:span><text:span text:style-name="T16">xn</text:span><text:span text:style-name="T5">) </text:span><text:span text:style-name="T1">/ </text:span><text:span text:style-name="T3">f1_derivative</text:span><text:span text:style-name="T5">(</text:span><text:span text:style-name="T16">xn</text:span><text:span text:style-name="T5">);</text:span><text:line-break/><text:span text:style-name="T5">}</text:span><text:line-break/><text:line-break/><text:span text:style-name="T1">double </text:span><text:span text:style-name="T3">phi2_Newton</text:span><text:span text:style-name="T5">(</text:span><text:span text:style-name="T1">double </text:span><text:span text:style-name="T16">xn</text:span><text:span text:style-name="T5">) {</text:span><text:line-break/><text:span text:style-name="T5"> <text:s text:c="3"/></text:span><text:span text:style-name="T1">return </text:span><text:span text:style-name="T16">xn </text:span><text:span text:style-name="T1">- </text:span><text:span text:style-name="T3">f2</text:span><text:span text:style-name="T5">(</text:span><text:span text:style-name="T16">xn</text:span><text:span text:style-name="T5">) </text:span><text:span text:style-name="T1">/ </text:span><text:span text:style-name="T3">f2_derivative</text:span><text:span text:style-name="T5">(</text:span><text:span text:style-name="T16">xn</text:span><text:span text:style-name="T5">);</text:span><text:line-break/><text:span text:style-name="T5">}</text:span></text:p>
      <text:p text:style-name="P28"/>
      <text:p text:style-name="P15"><text:span text:style-name="T1">int </text:span><text:span text:style-name="T3">main</text:span><text:span text:style-name="T5">() {</text:span><text:line-break/><text:span text:style-name="T5"> <text:s text:c="3"/>cout </text:span><text:span text:style-name="T1">&lt;&lt; </text:span><text:span text:style-name="T3">endl </text:span><text:span text:style-name="T1">&lt;&lt; </text:span><text:span text:style-name="T31">"Metoda Newtona dla f1: "</text:span><text:span text:style-name="T5">;</text:span><text:line-break/><text:span text:style-name="T5"> <text:s text:c="3"/></text:span><text:span text:style-name="T1">double </text:span><text:span text:style-name="T5">root1_Newton </text:span><text:span text:style-name="T1">= </text:span><text:span text:style-name="T3">solvePhi</text:span><text:span text:style-name="T5">(</text:span><text:span text:style-name="T3">phi1_Newton</text:span><text:span text:style-name="T5">, </text:span><text:span text:style-name="T3">f1</text:span><text:span text:style-name="T5">, </text:span><text:span text:style-name="T1">-</text:span><text:span text:style-name="T17">1.0</text:span><text:span text:style-name="T5">);</text:span><text:line-break/><text:span text:style-name="T5"> <text:s text:c="3"/>cout </text:span><text:span text:style-name="T1">&lt;&lt; </text:span><text:span text:style-name="T31">"x0 = " </text:span><text:span text:style-name="T1">&lt;&lt; </text:span><text:span text:style-name="T5">root1_Newton </text:span><text:span text:style-name="T1">&lt;&lt; </text:span><text:span text:style-name="T31">", f1(x0) = " </text:span><text:span text:style-name="T1">&lt;&lt; </text:span><text:span text:style-name="T3">f1</text:span><text:span text:style-name="T5">(root1_Newton) </text:span><text:span text:style-name="T1">&lt;&lt; </text:span><text:span text:style-name="T3">endl</text:span><text:span text:style-name="T5">;</text:span><text:line-break/><text:line-break/><text:span text:style-name="T5"> <text:s text:c="3"/>cout </text:span><text:span text:style-name="T1">&lt;&lt; </text:span><text:span text:style-name="T3">endl </text:span><text:span text:style-name="T1">&lt;&lt; </text:span><text:span text:style-name="T31">"Metoda Newtona dla f2: "</text:span><text:span text:style-name="T5">;</text:span><text:line-break/><text:span text:style-name="T5"> <text:s text:c="3"/></text:span><text:span text:style-name="T1">double </text:span><text:span text:style-name="T5">root2_Newton </text:span><text:span text:style-name="T1">= </text:span><text:span text:style-name="T3">solvePhi</text:span><text:span text:style-name="T5">(</text:span><text:span text:style-name="T3">phi2_Newton</text:span><text:span text:style-name="T5">, </text:span><text:span text:style-name="T3">f2</text:span><text:span text:style-name="T5">, </text:span><text:span text:style-name="T1">-</text:span><text:span text:style-name="T17">1.0</text:span><text:span text:style-name="T5">);</text:span><text:line-break/><text:span text:style-name="T5"> <text:s text:c="3"/>cout </text:span><text:span text:style-name="T1">&lt;&lt; </text:span><text:span text:style-name="T31">"x0 = " </text:span><text:span text:style-name="T1">&lt;&lt; </text:span><text:span text:style-name="T5">root2_Newton </text:span><text:span text:style-name="T1">&lt;&lt; </text:span><text:span text:style-name="T31">", f2(x0) = " </text:span><text:span text:style-name="T1">&lt;&lt; </text:span><text:span text:style-name="T3">f2</text:span><text:span text:style-name="T5">(root2_Newton) </text:span><text:span text:style-name="T1">&lt;&lt; </text:span><text:span text:style-name="T3">endl</text:span><text:span text:style-name="T5">;</text:span><text:line-break/><text:span text:style-name="T5">};</text:span></text:p>
      <text:p text:style-name="P28"/>
      <text:p text:style-name="P30"><text:tab/>Wynik działania programu<text:span text:style-name="T63"> </text:span><text:span text:style-name="T70">dla</text:span><text:span text:style-name="T63"> początkow</text:span><text:span text:style-name="T70">ego</text:span><text:span text:style-name="T63"> punkt</text:span><text:span text:style-name="T70">u</text:span><text:span text:style-name="T63"> </text:span><text:span text:style-name="T68">x</text:span><text:span text:style-name="T38">0</text:span><text:span text:style-name="T21"> = </text:span><text:span text:style-name="T30">-</text:span><text:span text:style-name="T21">1</text:span>:</text:p>
      <text:p text:style-name="P29"/>
      <text:p text:style-name="P14"><text:span text:style-name="T5">Metoda Newtona dla f1:</text:span><text:line-break/><text:span text:style-name="T5">n <text:s text:c="2"/>x_n1 <text:s text:c="19"/>en <text:s text:c="23"/>residuum</text:span><text:line-break/><text:span text:style-name="T5">1 <text:s text:c="2"/>-0.052370702529424662 <text:s text:c="2"/>0.94762929747057534 <text:s text:c="6"/>0.052542110890134636</text:span><text:line-break/><text:span text:style-name="T5">2 <text:s text:c="2"/>-0.0001702742269177257 <text:s/>0.052200428302506936 <text:s text:c="5"/>0.00017027603899974662</text:span><text:line-break/><text:span text:style-name="T5">3 <text:s text:c="2"/>-1.8120434506997598e-09 0.000170272414874275 <text:s text:c="5"/>1.8120434509049785e-09</text:span><text:line-break/><text:span text:style-name="T5">4 <text:s text:c="2"/>-2.0521896048103712e-19 1.8120434504945408e-09 <text:s text:c="3"/>2.0521896048103712e-19</text:span><text:line-break/><text:span text:style-name="T5">przekroczono TOLF po 4 iteracjach - residuum = 2.0521896048103712e-19</text:span><text:line-break/><text:span text:style-name="T5">x0 = -2.0521896048103712e-19, f1(x0) = 2.0521896048103712e-19</text:span><text:line-break/><text:line-break/><text:span text:style-name="T5">Metoda Newtona dla f2:</text:span><text:line-break/><text:span text:style-name="T5">n <text:s text:c="2"/>x_n1 <text:s text:c="19"/>en <text:s text:c="23"/>residuum</text:span><text:line-break/><text:span text:style-name="T5">1 <text:s text:c="2"/>-1.8148751603810271 <text:s text:c="4"/>-0.31487516038102714 <text:s text:c="5"/>0.28385117509569735</text:span><text:line-break/><text:span text:style-name="T5">2 <text:s text:c="2"/>-1.9255827150570513 <text:s text:c="4"/>-0.11070755467602411 <text:s text:c="5"/>0.066796628907151101</text:span><text:line-break/><text:span text:style-name="T5">3 <text:s text:c="2"/>-1.9448046167290551 <text:s text:c="4"/>-0.019221901672003883 <text:s text:c="4"/>0.016906103620519142</text:span><text:line-break/><text:span text:style-name="T5">4 <text:s text:c="2"/>-1.9493468368075397 <text:s text:c="4"/>-0.0045422200784845934 <text:s text:c="3"/>0.0043980266080048125</text:span><text:line-break/><text:span text:style-name="T5">5 <text:s text:c="2"/>-1.9505085360422967 <text:s text:c="4"/>-0.0011616992347569521 <text:s text:c="3"/>0.0011520142051775206</text:span><text:line-break/><text:span text:style-name="T5">6 <text:s text:c="2"/>-1.9508114939272023 <text:s text:c="4"/>-0.00030295788490564135 <text:s text:c="2"/>0.00030229468912068569</text:span><text:line-break/><text:span text:style-name="T5">7 <text:s text:c="2"/>-1.9508909002347303 <text:s text:c="4"/>-7.9406307528007147e-05 <text:s text:c="2"/>7.9360665851124779e-05</text:span><text:line-break/><text:span text:style-name="T5">8 <text:s text:c="2"/>-1.9509117402796241 <text:s text:c="4"/>-2.0840044893777332e-05 <text:s text:c="2"/>2.0836899667031616e-05</text:span><text:line-break/><text:span text:style-name="T5">9 <text:s text:c="2"/>-1.9509172115984674 <text:s text:c="4"/>-5.4713188433197502e-06 <text:s text:c="2"/>5.4711020274211819e-06</text:span><text:line-break/><text:span text:style-name="T5">10 <text:s/>-1.950918648161543 <text:s text:c="5"/>-1.4365630756074665e-06 <text:s text:c="2"/>1.4365481280087522e-06</text:span><text:line-break/><text:span text:style-name="T5">11 <text:s/>-1.9509190253580768 <text:s text:c="4"/>-3.7719653378509577e-07 <text:s text:c="2"/>3.7719550327608431e-07</text:span><text:line-break/><text:span text:style-name="T5">12 <text:s/>-1.9509191243987072 <text:s text:c="4"/>-9.9040630363589344e-08 <text:s text:c="2"/>9.9040559753404978e-08</text:span><text:line-break/><text:span text:style-name="T5">13 <text:s/>-1.9509191504038841 <text:s text:c="4"/>-2.6005176900767424e-08 <text:s text:c="2"/>2.6005171793741511e-08</text:span><text:line-break/><text:span text:style-name="T5">14 <text:s/>-1.9509191572320868 <text:s text:c="4"/>-6.8282026699506559e-09 <text:s text:c="2"/>6.8282028919952609e-09</text:span><text:line-break/><text:span text:style-name="T5">15 <text:s/>-1.9509191590249744 <text:s text:c="4"/>-1.7928876161477092e-09 <text:s text:c="2"/>1.7928876161477092e-09</text:span><text:line-break/><text:span text:style-name="T5">16 <text:s/>-1.9509191594957345 <text:s text:c="4"/>-4.7076009757063275e-10 <text:s text:c="2"/>4.7076076370444753e-10</text:span><text:line-break/><text:span text:style-name="T5">17 <text:s/>-1.9509191596193425 <text:s text:c="4"/>-1.2360801271427135e-10 <text:s text:c="2"/>1.2360823475887628e-10</text:span><text:line-break/><text:span text:style-name="T5">18 <text:s/>-1.9509191596517985 <text:s text:c="4"/>-3.2456037857286901e-11 <text:s text:c="2"/>3.2455593768077051e-11</text:span><text:line-break/><text:span text:style-name="T5">19 <text:s/>-1.9509191596603204 <text:s text:c="4"/>-8.5218498924177766e-12 <text:s text:c="2"/>8.5220719370227016e-12</text:span><text:line-break/><text:span text:style-name="T5">20 <text:s/>-1.9509191596625579 <text:s text:c="4"/>-2.2375434838295405e-12 <text:s text:c="2"/>2.2377655284344655e-12</text:span><text:line-break/><text:span text:style-name="T5">21 <text:s/>-1.9509191596631454 <text:s text:c="4"/>-5.8753002463163284e-13 <text:s text:c="2"/>5.879741138414829e-13</text:span><text:line-break/><text:span text:style-name="T5">22 <text:s/>-1.9509191596632998 <text:s text:c="4"/>-1.5432100042289676e-13 <text:s text:c="2"/>1.5454304502782179e-13</text:span><text:line-break/><text:span text:style-name="T5">23 <text:s/>-1.9509191596633404 <text:s text:c="4"/>-4.0634162701280729e-14 <text:s text:c="2"/>4.0412118096355698e-14</text:span><text:line-break/><text:span text:style-name="T5">24 <text:s/>-1.9509191596633511 <text:s text:c="4"/>-1.0658141036401503e-14 <text:s text:c="2"/>1.021405182655144e-14</text:span><text:line-break/><text:span text:style-name="T5">25 <text:s/>-1.9509191596633537 <text:s text:c="4"/>-2.6645352591003757e-15 <text:s text:c="2"/>2.886579864025407e-15</text:span><text:line-break/><text:soft-page-break/><text:span text:style-name="T5">26 <text:s/>-1.9509191596633544 <text:s text:c="4"/>-6.6613381477509392e-16 <text:s text:c="2"/>8.8817841970012523e-16</text:span><text:line-break/><text:span text:style-name="T5">27 <text:s/>-1.9509191596633546 <text:s text:c="4"/>-2.2204460492503131e-16 <text:s text:c="2"/>4.4408920985006262e-16</text:span><text:line-break/><text:span text:style-name="T5">przekroczono TOLX po 27 iteracjach - estymator = -2.2204460492503131e-16</text:span><text:line-break/><text:span text:style-name="T5">x0 = -1.9509191596633546, f2(x0) = 4.4408920985006262e-16</text:span></text:p>
      <text:p text:style-name="P12"><text:span text:style-name="T71"><text:line-break/></text:span><text:span text:style-name="T13">przekroczono TOLX po 29 iteracjach - estymator = -2.2204460492503131e-16</text:span><text:span text:style-name="T71"><text:line-break/></text:span><text:span text:style-name="T13">x0 = -1.9509191596633546, f2(x0) = 4.4408920985006262e-16</text:span></text:p>
      <text:p text:style-name="P29"/>
      <text:p text:style-name="P31"><text:tab/>Widzimy, że dla pierwszej funkcji rozwiązanie jest obliczone bardzo szybko, ale dla drugiej - prawie przekracza ustalony limit iteracji. Spowodowane jest to tym, że estymator błędu i residuum <text:s/>zmniejszają się dużo wolniej. </text:p>
      <text:h text:style-name="P2" text:outline-level="1"><text:span text:style-name="T72">Metoda siecznych</text:span></text:h>
      <text:p text:style-name="P16"><text:span text:style-name="T1">double </text:span><text:span text:style-name="T3">solveSecant</text:span><text:span text:style-name="T5">(</text:span><text:span text:style-name="T1">double </text:span><text:span text:style-name="T5">(</text:span><text:span text:style-name="T1">*</text:span><text:span text:style-name="T16">f</text:span><text:span text:style-name="T5">)(</text:span><text:span text:style-name="T1">double</text:span><text:span text:style-name="T5">), </text:span><text:span text:style-name="T1">double </text:span><text:span text:style-name="T16">x0</text:span><text:span text:style-name="T5">, </text:span><text:span text:style-name="T1">double </text:span><text:span text:style-name="T16">x1</text:span><text:span text:style-name="T5">) {</text:span><text:line-break/><text:span text:style-name="T5"> <text:s text:c="3"/></text:span><text:span text:style-name="T1">double </text:span><text:span text:style-name="T5">xn </text:span><text:span text:style-name="T1">= </text:span><text:span text:style-name="T16">x0</text:span><text:span text:style-name="T5">, xn1 </text:span><text:span text:style-name="T1">= </text:span><text:span text:style-name="T16">x1</text:span><text:span text:style-name="T5">, xn2, en, residuum;</text:span><text:line-break/><text:line-break/><text:span text:style-name="T5"> <text:s text:c="3"/></text:span><text:span text:style-name="T3">printHeaderSecant</text:span><text:span text:style-name="T5">();</text:span><text:line-break/><text:line-break/><text:span text:style-name="T5"> <text:s text:c="3"/></text:span><text:span text:style-name="T61">// arbitralne ograniczenie na liczbę iteracji</text:span><text:line-break/><text:span text:style-name="T61"> <text:s text:c="3"/></text:span><text:span text:style-name="T1">for </text:span><text:span text:style-name="T5">(</text:span><text:span text:style-name="T1">int </text:span><text:span text:style-name="T5">n </text:span><text:span text:style-name="T1">= </text:span><text:span text:style-name="T17">0</text:span><text:span text:style-name="T5">; n </text:span><text:span text:style-name="T1">&lt; </text:span><text:span text:style-name="T5">NMAX; n</text:span><text:span text:style-name="T1">++</text:span><text:span text:style-name="T5">) {</text:span><text:line-break/><text:span text:style-name="T5"> <text:s text:c="7"/>xn2 </text:span><text:span text:style-name="T1">= </text:span><text:span text:style-name="T5">xn1 </text:span><text:span text:style-name="T1">- </text:span><text:span text:style-name="T16">f</text:span><text:span text:style-name="T5">(xn1) </text:span><text:span text:style-name="T1">/ </text:span><text:span text:style-name="T5">(((</text:span><text:span text:style-name="T16">f</text:span><text:span text:style-name="T5">(xn1) </text:span><text:span text:style-name="T1">- </text:span><text:span text:style-name="T16">f</text:span><text:span text:style-name="T5">(xn)) </text:span><text:span text:style-name="T1">/ </text:span><text:span text:style-name="T5">(xn1 </text:span><text:span text:style-name="T1">- </text:span><text:span text:style-name="T5">xn)));</text:span><text:line-break/><text:line-break/><text:span text:style-name="T5"> <text:s text:c="7"/>en </text:span><text:span text:style-name="T1">= </text:span><text:span text:style-name="T5">xn2 </text:span><text:span text:style-name="T1">- </text:span><text:span text:style-name="T5">xn1;</text:span><text:line-break/><text:span text:style-name="T5"> <text:s text:c="7"/>residuum </text:span><text:span text:style-name="T1">= </text:span><text:span text:style-name="T16">f</text:span><text:span text:style-name="T5">(xn2);</text:span><text:line-break/><text:line-break/><text:span text:style-name="T5"> <text:s text:c="7"/></text:span><text:span text:style-name="T3">printIteration</text:span><text:span text:style-name="T5">(n, xn2, en, residuum);</text:span><text:line-break/><text:line-break/><text:span text:style-name="T5"> <text:s text:c="7"/></text:span><text:span text:style-name="T61">// kryterium dokładności wyznaczenia xn1</text:span><text:line-break/><text:span text:style-name="T61"> <text:s text:c="7"/>// oraz wiarygodności xn1 jako przybliżenia pierwiastków</text:span><text:line-break/><text:span text:style-name="T61"> <text:s text:c="7"/></text:span><text:span text:style-name="T1">if </text:span><text:span text:style-name="T5">(</text:span><text:span text:style-name="T3">abs</text:span><text:span text:style-name="T5">(en) </text:span><text:span text:style-name="T1">&lt;= </text:span><text:span text:style-name="T5">TOLX </text:span><text:span text:style-name="T1">&amp;&amp; </text:span><text:span text:style-name="T3">abs</text:span><text:span text:style-name="T5">(residuum) </text:span><text:span text:style-name="T1">&lt;= </text:span><text:span text:style-name="T5">TOLF) {</text:span><text:line-break/><text:span text:style-name="T5"> <text:s text:c="11"/></text:span><text:span text:style-name="T3">printTOLXAndTOLF</text:span><text:span text:style-name="T5">(n, en, residuum);</text:span><text:line-break/><text:span text:style-name="T5"> <text:s text:c="11"/></text:span><text:span text:style-name="T1">return </text:span><text:span text:style-name="T5">xn2;</text:span><text:line-break/><text:line-break/><text:span text:style-name="T5"> <text:s text:c="7"/>} </text:span><text:span text:style-name="T1">else </text:span><text:span text:style-name="T5">{</text:span><text:line-break/><text:span text:style-name="T5"> <text:s text:c="11"/></text:span><text:span text:style-name="T61">// kryterium dokładności wyznaczenia xn</text:span><text:line-break/><text:span text:style-name="T61"> <text:s text:c="11"/></text:span><text:span text:style-name="T1">if </text:span><text:span text:style-name="T5">(</text:span><text:span text:style-name="T3">abs</text:span><text:span text:style-name="T5">(en) </text:span><text:span text:style-name="T1">&lt;= </text:span><text:span text:style-name="T5">TOLX) {</text:span><text:line-break/><text:span text:style-name="T5"> <text:s text:c="15"/></text:span><text:span text:style-name="T3">printTOLX</text:span><text:span text:style-name="T5">(n, en);</text:span><text:line-break/><text:span text:style-name="T5"> <text:s text:c="15"/></text:span><text:span text:style-name="T1">return </text:span><text:span text:style-name="T5">xn2;</text:span><text:line-break/><text:span text:style-name="T5"> <text:s text:c="11"/>}</text:span><text:line-break/><text:line-break/><text:span text:style-name="T5"> <text:s text:c="11"/></text:span><text:span text:style-name="T61">// kryterium wiarygodności xn jako przybliżenia pierwiastka</text:span><text:line-break/><text:span text:style-name="T61"> <text:s text:c="11"/></text:span><text:span text:style-name="T1">if </text:span><text:span text:style-name="T5">(</text:span><text:span text:style-name="T3">abs</text:span><text:span text:style-name="T5">(residuum) </text:span><text:span text:style-name="T1">&lt;= </text:span><text:span text:style-name="T5">TOLF) {</text:span><text:line-break/><text:span text:style-name="T5"> <text:s text:c="15"/></text:span><text:span text:style-name="T3">printTOLF</text:span><text:span text:style-name="T5">(n, residuum);</text:span><text:line-break/><text:span text:style-name="T5"> <text:s text:c="15"/></text:span><text:span text:style-name="T1">return </text:span><text:span text:style-name="T5">xn2;</text:span><text:line-break/><text:span text:style-name="T5"> <text:s text:c="11"/>}</text:span><text:line-break/><text:span text:style-name="T5"> <text:s text:c="7"/>}</text:span><text:line-break/><text:line-break/><text:span text:style-name="T5"> <text:s text:c="7"/>xn </text:span><text:span text:style-name="T1">= </text:span><text:span text:style-name="T5">xn1;</text:span><text:line-break/><text:span text:style-name="T5"> <text:s text:c="7"/>xn1 </text:span><text:span text:style-name="T1">= </text:span><text:span text:style-name="T5">xn2;</text:span><text:line-break/><text:span text:style-name="T5"> <text:s text:c="3"/>}</text:span><text:line-break/><text:line-break/><text:span text:style-name="T5"> <text:s text:c="3"/></text:span><text:span text:style-name="T3">printNMAX</text:span><text:span text:style-name="T5">();</text:span><text:line-break/><text:span text:style-name="T5"> <text:s text:c="3"/></text:span><text:span text:style-name="T1">return </text:span><text:span text:style-name="T5">xn2;</text:span><text:line-break/><text:span text:style-name="T5">}</text:span></text:p>
      <text:p text:style-name="P32"/>
      <text:p text:style-name="P44"><text:tab/>Wynik działania programu dla punktów począstkowych <text:span text:style-name="T66">x</text:span><text:span text:style-name="T36">0</text:span><text:span text:style-name="T24"> = 2, </text:span><text:span text:style-name="T23">x</text:span><text:span text:style-name="T40">1</text:span><text:span text:style-name="T23"> </text:span><text:span text:style-name="T28">= 1:</text:span></text:p>
      <text:p text:style-name="P33"><text:span text:style-name="T28"/></text:p>
      <text:p text:style-name="P17"><text:span text:style-name="T14">Metoda siecznych dla f1:</text:span><text:line-break/><text:span text:style-name="T5">n <text:s text:c="2"/>x_n2 <text:s text:c="19"/>en <text:s text:c="23"/>residuum</text:span><text:line-break/><text:span text:style-name="T5">0 <text:s text:c="2"/>-0.12922371234889174 <text:s text:c="3"/>-1.1292237123488917 <text:s text:c="6"/>0.13026702230455392</text:span><text:line-break/><text:span text:style-name="T5">1 <text:s text:c="2"/>0.0083745926979195695 <text:s text:c="2"/>0.13759830504681131 <text:s text:c="6"/>-0.0083702093416456857</text:span><text:line-break/><text:span text:style-name="T5">2 <text:s text:c="2"/>6.7108448402642892e-05 <text:s/>-0.0083074842495169266 <text:s text:c="3"/>-6.7108166931152476e-05</text:span><text:line-break/><text:span text:style-name="T5">3 <text:s text:c="2"/>-3.5143860481519763e-08 -6.7143592263124412e-05 <text:s text:c="2"/>3.5143860558712946e-08</text:span><text:line-break/><text:span text:style-name="T5">4 <text:s text:c="2"/>1.4740373965443562e-13 <text:s/>3.5144007885259418e-08 <text:s text:c="3"/>-1.4740373965443426e-13</text:span><text:line-break/><text:span text:style-name="T5">5 <text:s text:c="2"/>3.2377103274838187e-22 <text:s/>-1.4740373933066459e-13 <text:s text:c="2"/>-3.2377103274838187e-22</text:span><text:line-break/><text:span text:style-name="T5">przekroczono TOLF po 5 iteracjach - residuum = -3.2377103274838187e-22</text:span><text:line-break/><text:span text:style-name="T5">x0 = 3.2377103274838187e-22, f1(x0) = -3.2377103274838187e-22</text:span><text:line-break/><text:line-break/><text:span text:style-name="T5">Metoda siecznych dla f2:</text:span><text:line-break/><text:span text:style-name="T5">n <text:s text:c="2"/>x_n2 <text:s text:c="19"/>en <text:s text:c="23"/>residuum</text:span><text:line-break/><text:span text:style-name="T5">0 <text:s text:c="2"/>2.7862944507408782 <text:s text:c="5"/>1.7862944507408782 <text:s text:c="7"/>-4.6468606719417034</text:span><text:line-break/><text:span text:style-name="T5">1 <text:s text:c="2"/>-15.187476491667617 <text:s text:c="4"/>-17.973770942408496 <text:s text:c="6"/>15.894896513462722</text:span><text:line-break/><text:span text:style-name="T5">2 <text:s text:c="2"/>-1.2796483293690599 <text:s text:c="4"/>13.907828162298557 <text:s text:c="7"/>0.93810326841295288</text:span><text:line-break/><text:span text:style-name="T5">3 <text:s text:c="2"/>-0.40733707642744899 <text:s text:c="3"/>0.87231125294161094 <text:s text:c="6"/>-1.65299852546827</text:span><text:line-break/><text:span text:style-name="T5">4 <text:s text:c="2"/>-0.963829769330104 <text:s text:c="5"/>-0.55649269290265502 <text:s text:c="5"/>2.6460471615540353</text:span><text:line-break/><text:span text:style-name="T5">5 <text:s text:c="2"/>-0.62131051792374148 <text:s text:c="3"/>0.34251925140636252 <text:s text:c="6"/>-3.3156561666228619</text:span><text:line-break/><text:span text:style-name="T5">6 <text:s text:c="2"/>-0.81180575151662882 <text:s text:c="3"/>-0.19049523359288734 <text:s text:c="5"/>18.728149195186123</text:span><text:line-break/><text:span text:style-name="T5">7 <text:s text:c="2"/>-0.6499633156420882 <text:s text:c="4"/>0.16184243587454061 <text:s text:c="6"/>-3.9511140650051719</text:span><text:line-break/><text:span text:style-name="T5">8 <text:s text:c="2"/>-0.67815902541282969 <text:s text:c="3"/>-0.028195709770741484 <text:s text:c="4"/>-4.9126048682145171</text:span><text:line-break/><text:span text:style-name="T5">9 <text:s text:c="2"/>-0.53409692869784997 <text:s text:c="3"/>0.14406209671497971 <text:s text:c="6"/>-2.2851219247194781</text:span><text:line-break/><text:span text:style-name="T5">10 <text:s/>-0.40880612270442962 <text:s text:c="3"/>0.12529080599342035 <text:s text:c="6"/>-1.6577904263982304</text:span><text:line-break/><text:span text:style-name="T5">11 <text:s/>-0.077711798176750613 <text:s text:c="2"/>0.33109432452767901 <text:s text:c="6"/>-1.0789755066965787</text:span><text:line-break/><text:span text:style-name="T5">12 <text:s/>0.5394849160263897 <text:s text:c="5"/>0.61719671420314026 <text:s text:c="6"/>0.32710408816341507</text:span><text:line-break/><text:span text:style-name="T5">13 <text:s/>0.39590302410868755 <text:s text:c="4"/>-0.14358189191770215 <text:s text:c="5"/>-0.38300442518906408</text:span><text:line-break/><text:span text:style-name="T5">14 <text:s/>0.47334541347235515 <text:s text:c="4"/>0.077442389363667596 <text:s text:c="5"/>-0.084697984844645857</text:span><text:line-break/><text:span text:style-name="T5">15 <text:s/>0.49533358883016487 <text:s text:c="4"/>0.021988175357809725 <text:s text:c="5"/>0.030561498792084141</text:span><text:line-break/><text:span text:style-name="T5">16 <text:s/>0.48950333891549591 <text:s text:c="4"/>-0.0058302499146689613 <text:s text:c="3"/>-0.0017417737624689789</text:span><text:line-break/><text:span text:style-name="T5">17 <text:s/>0.489817702616971 <text:s text:c="6"/>0.00031436370147508441 <text:s text:c="3"/>-3.3871264966123249e-05</text:span><text:line-break/><text:span text:style-name="T5">18 <text:s/>0.48982393710415278 <text:s text:c="4"/>6.2344871817887615e-06 <text:s text:c="3"/>3.8306207983396234e-08</text:span><text:line-break/><text:span text:style-name="T5">19 <text:s/>0.48982393006131636 <text:s text:c="4"/>-7.0428364251640119e-09 <text:s text:c="2"/>-8.4132700806094363e-13</text:span><text:line-break/><text:span text:style-name="T5">20 <text:s/>0.48982393006147101 <text:s text:c="4"/>1.5465406733028431e-13 <text:s text:c="3"/>-2.2204460492503131e-16</text:span><text:line-break/><text:span text:style-name="T5">przekroczono TOLF po 20 iteracjach - residuum = -2.2204460492503131e-16</text:span><text:line-break/><text:span text:style-name="T8">x</text:span><text:span text:style-name="T5">0 = 0.48982393006147101, f2(x0) = -2.2204460492503131e-16</text:span></text:p>
      <text:p text:style-name="P33"><text:span text:style-name="T28"/></text:p>
      <text:p text:style-name="P34"><text:span text:style-name="T28"><text:tab/>Otrzymaliśmy dobre wyniki. Możemy zauważyć, szczególnie dla drugiej funkcji, jak metoda "kalibruje" kierunek szukania rozwiązania, zanim nie zaczyna liczyć coraz bardziej precyzyjne przybliżenia w ostatnich iteracjach.</text:span></text:p>
      <text:h text:style-name="P3" text:outline-level="1">Metoda bisekcji</text:h>
      <text:p text:style-name="P18"><text:span text:style-name="T1">double </text:span><text:span text:style-name="T3">solveBisection</text:span><text:span text:style-name="T5">(</text:span><text:span text:style-name="T1">double </text:span><text:span text:style-name="T5">(</text:span><text:span text:style-name="T1">*</text:span><text:span text:style-name="T16">f</text:span><text:span text:style-name="T5">)(</text:span><text:span text:style-name="T1">double</text:span><text:span text:style-name="T5">), </text:span><text:span text:style-name="T1">double </text:span><text:span text:style-name="T16">a0</text:span><text:span text:style-name="T5">, </text:span><text:span text:style-name="T1">double </text:span><text:span text:style-name="T16">b0</text:span><text:span text:style-name="T5">) {</text:span><text:line-break/><text:span text:style-name="T5"> <text:s text:c="3"/></text:span><text:span text:style-name="T1">double </text:span><text:span text:style-name="T5">xn, an </text:span><text:span text:style-name="T1">= </text:span><text:span text:style-name="T16">a0</text:span><text:span text:style-name="T5">, bn </text:span><text:span text:style-name="T1">= </text:span><text:span text:style-name="T16">b0</text:span><text:span text:style-name="T5">, f_xn, f_an, f_bn, en, residuum;</text:span><text:line-break/><text:line-break/><text:span text:style-name="T5"> <text:s text:c="3"/></text:span><text:span text:style-name="T61">// sprawdzenie poprawności podanego przedziału [an, bn]</text:span><text:line-break/><text:span text:style-name="T61"> <text:s text:c="3"/></text:span><text:span text:style-name="T1">double </text:span><text:span text:style-name="T5">f_a0 </text:span><text:span text:style-name="T1">= </text:span><text:span text:style-name="T16">f</text:span><text:span text:style-name="T5">(</text:span><text:span text:style-name="T16">a0</text:span><text:span text:style-name="T5">), f_b0 </text:span><text:span text:style-name="T1">= </text:span><text:span text:style-name="T16">f</text:span><text:span text:style-name="T5">(</text:span><text:span text:style-name="T16">b0</text:span><text:span text:style-name="T5">);</text:span><text:line-break/><text:span text:style-name="T5"> <text:s text:c="3"/></text:span><text:span text:style-name="T1">if </text:span><text:span text:style-name="T5">((f_a0 </text:span><text:span text:style-name="T1">&lt; </text:span><text:span text:style-name="T17">0.0 </text:span><text:span text:style-name="T1">&amp;&amp; </text:span><text:span text:style-name="T5">f_b0 </text:span><text:span text:style-name="T1">&lt; </text:span><text:span text:style-name="T17">0.0</text:span><text:span text:style-name="T5">) </text:span><text:span text:style-name="T1">|| </text:span><text:span text:style-name="T5">(f_a0 </text:span><text:span text:style-name="T1">&gt;= </text:span><text:span text:style-name="T17">0.0 </text:span><text:span text:style-name="T1">&amp;&amp; </text:span><text:span text:style-name="T5">f_b0 </text:span><text:span text:style-name="T1">&gt;= </text:span><text:span text:style-name="T17">0.0</text:span><text:span text:style-name="T5">)) {</text:span><text:line-break/><text:span text:style-name="T5"> <text:s text:c="7"/>cout </text:span><text:span text:style-name="T1">&lt;&lt; </text:span><text:span text:style-name="T31">"podany przedział jest zły - f(a0) oraz f(b0) są tego samego znaku"</text:span><text:line-break/><text:span text:style-name="T31"> <text:s text:c="12"/></text:span><text:span text:style-name="T1">&lt;&lt; </text:span><text:span text:style-name="T3">endl</text:span><text:span text:style-name="T5">;</text:span><text:line-break/><text:span text:style-name="T5"> <text:s text:c="7"/></text:span><text:span text:style-name="T1">return -</text:span><text:span text:style-name="T17">1.0</text:span><text:span text:style-name="T5">;</text:span><text:line-break/><text:span text:style-name="T5"> <text:s text:c="3"/>}</text:span><text:line-break/><text:line-break/><text:span text:style-name="T5"> <text:s text:c="3"/></text:span><text:span text:style-name="T3">printHeader</text:span><text:span text:style-name="T5">();</text:span><text:line-break/><text:line-break/><text:span text:style-name="T5"> <text:s text:c="3"/></text:span><text:span text:style-name="T61">// arbitralne ograniczenie na liczbę iteracji</text:span><text:line-break/><text:span text:style-name="T61"> <text:s text:c="3"/></text:span><text:span text:style-name="T1">for </text:span><text:span text:style-name="T5">(</text:span><text:span text:style-name="T1">int </text:span><text:span text:style-name="T5">n </text:span><text:span text:style-name="T1">= </text:span><text:span text:style-name="T17">0</text:span><text:span text:style-name="T5">; n </text:span><text:span text:style-name="T1">&lt; </text:span><text:span text:style-name="T5">NMAX; n</text:span><text:span text:style-name="T1">++</text:span><text:span text:style-name="T5">) {</text:span><text:line-break/><text:span text:style-name="T5"> <text:s text:c="7"/>xn </text:span><text:span text:style-name="T1">= </text:span><text:span text:style-name="T5">(an </text:span><text:span text:style-name="T1">+ </text:span><text:span text:style-name="T5">bn) </text:span><text:span text:style-name="T1">/ </text:span><text:span text:style-name="T17">2.0</text:span><text:span text:style-name="T5">;</text:span><text:line-break/><text:line-break/><text:span text:style-name="T5"> <text:s text:c="7"/>f_xn </text:span><text:span text:style-name="T1">= </text:span><text:span text:style-name="T16">f</text:span><text:span text:style-name="T5">(xn);</text:span><text:line-break/><text:span text:style-name="T5"> <text:s text:c="7"/>f_an </text:span><text:span text:style-name="T1">= </text:span><text:span text:style-name="T16">f</text:span><text:span text:style-name="T5">(an);</text:span><text:line-break/><text:span text:style-name="T5"> <text:s text:c="7"/>f_bn </text:span><text:span text:style-name="T1">= </text:span><text:span text:style-name="T16">f</text:span><text:span text:style-name="T5">(bn);</text:span><text:line-break/><text:line-break/><text:span text:style-name="T5"> <text:s text:c="7"/></text:span><text:span text:style-name="T1">if </text:span><text:span text:style-name="T5">((f_an </text:span><text:span text:style-name="T1">&lt;= </text:span><text:span text:style-name="T17">0.0 </text:span><text:span text:style-name="T1">&amp;&amp; </text:span><text:span text:style-name="T5">f_xn </text:span><text:span text:style-name="T1">&gt;= </text:span><text:span text:style-name="T17">0.0</text:span><text:span text:style-name="T5">) </text:span><text:span text:style-name="T1">|| </text:span><text:span text:style-name="T5">(f_an </text:span><text:span text:style-name="T1">&gt;= </text:span><text:span text:style-name="T17">0.0 </text:span><text:span text:style-name="T1">&amp;&amp; </text:span><text:span text:style-name="T5">f_xn </text:span><text:span text:style-name="T1">&lt;= </text:span><text:span text:style-name="T17">0.0</text:span><text:span text:style-name="T5">))</text:span><text:line-break/><text:span text:style-name="T5"> <text:s text:c="11"/>bn </text:span><text:span text:style-name="T1">= </text:span><text:span text:style-name="T5">xn;</text:span><text:line-break/><text:span text:style-name="T5"> <text:s text:c="7"/></text:span><text:span text:style-name="T1">else if </text:span><text:span text:style-name="T5">((f_xn </text:span><text:span text:style-name="T1">&lt;= </text:span><text:span text:style-name="T17">0.0 </text:span><text:span text:style-name="T1">&amp;&amp; </text:span><text:span text:style-name="T5">f_bn </text:span><text:span text:style-name="T1">&gt;= </text:span><text:span text:style-name="T17">0.0</text:span><text:span text:style-name="T5">) </text:span><text:span text:style-name="T1">|| </text:span><text:span text:style-name="T5">(f_xn </text:span><text:span text:style-name="T1">&gt;= </text:span><text:span text:style-name="T17">0.0 </text:span><text:span text:style-name="T1">&amp;&amp; </text:span><text:span text:style-name="T5">f_bn </text:span><text:span text:style-name="T1">&lt;= </text:span><text:span text:style-name="T17">0.0</text:span><text:span text:style-name="T5">))</text:span><text:line-break/><text:span text:style-name="T5"> <text:s text:c="11"/>an </text:span><text:span text:style-name="T1">= </text:span><text:span text:style-name="T5">xn;</text:span><text:line-break/><text:line-break/><text:span text:style-name="T5"> <text:s text:c="7"/>en </text:span><text:span text:style-name="T1">= </text:span><text:span text:style-name="T5">(bn </text:span><text:span text:style-name="T1">- </text:span><text:span text:style-name="T5">an) </text:span><text:span text:style-name="T1">/ </text:span><text:span text:style-name="T17">2.0</text:span><text:span text:style-name="T5">;</text:span><text:line-break/><text:span text:style-name="T5"> <text:s text:c="7"/>residuum </text:span><text:span text:style-name="T1">= </text:span><text:span text:style-name="T5">f_xn;</text:span><text:line-break/><text:line-break/><text:span text:style-name="T5"> <text:s text:c="7"/></text:span><text:span text:style-name="T3">printIteration</text:span><text:span text:style-name="T5">(n, xn, en, residuum);</text:span><text:line-break/><text:line-break/><text:span text:style-name="T5"> <text:s text:c="7"/></text:span><text:span text:style-name="T61">// kryterium dokładności wyznaczenia xn</text:span><text:line-break/><text:span text:style-name="T61"> <text:s text:c="7"/>// oraz wiarygodności xn jako przybliżenia pierwiastków</text:span><text:line-break/><text:span text:style-name="T61"> <text:s text:c="7"/></text:span><text:span text:style-name="T1">if </text:span><text:span text:style-name="T5">(</text:span><text:span text:style-name="T3">abs</text:span><text:span text:style-name="T5">(en) </text:span><text:span text:style-name="T1">&lt;= </text:span><text:span text:style-name="T5">TOLX </text:span><text:span text:style-name="T1">&amp;&amp; </text:span><text:span text:style-name="T3">abs</text:span><text:span text:style-name="T5">(residuum) </text:span><text:span text:style-name="T1">&lt;= </text:span><text:span text:style-name="T5">TOLF) {</text:span><text:line-break/><text:span text:style-name="T5"> <text:s text:c="11"/></text:span><text:span text:style-name="T3">printTOLXAndTOLF</text:span><text:span text:style-name="T5">(n, en, residuum);</text:span><text:line-break/><text:span text:style-name="T5"> <text:s text:c="11"/></text:span><text:span text:style-name="T1">return </text:span><text:span text:style-name="T5">xn;</text:span><text:line-break/><text:line-break/><text:span text:style-name="T5"> <text:s text:c="7"/>} </text:span><text:span text:style-name="T1">else </text:span><text:span text:style-name="T5">{</text:span><text:line-break/><text:span text:style-name="T5"> <text:s text:c="11"/></text:span><text:span text:style-name="T61">// kryterium dokładności wyznaczenia xn</text:span><text:line-break/><text:span text:style-name="T61"> <text:s text:c="11"/></text:span><text:span text:style-name="T1">if </text:span><text:span text:style-name="T5">(</text:span><text:span text:style-name="T3">abs</text:span><text:span text:style-name="T5">(en) </text:span><text:span text:style-name="T1">&lt;= </text:span><text:span text:style-name="T5">TOLX) {</text:span><text:line-break/><text:span text:style-name="T5"> <text:s text:c="15"/></text:span><text:span text:style-name="T3">printTOLX</text:span><text:span text:style-name="T5">(n, en);</text:span><text:line-break/><text:span text:style-name="T5"> <text:s text:c="15"/></text:span><text:span text:style-name="T1">return </text:span><text:span text:style-name="T5">xn;</text:span><text:line-break/><text:span text:style-name="T5"> <text:s text:c="11"/>}</text:span><text:line-break/><text:line-break/><text:span text:style-name="T5"> <text:s text:c="11"/></text:span><text:span text:style-name="T61">// kryterium wiarygodności xn jako przybliżenia pierwiastka</text:span><text:line-break/><text:span text:style-name="T61"> <text:s text:c="11"/></text:span><text:span text:style-name="T1">if </text:span><text:span text:style-name="T5">(</text:span><text:span text:style-name="T3">abs</text:span><text:span text:style-name="T5">(residuum) </text:span><text:span text:style-name="T1">&lt;= </text:span><text:span text:style-name="T5">TOLF) {</text:span><text:line-break/><text:span text:style-name="T5"> <text:s text:c="15"/></text:span><text:span text:style-name="T3">printTOLF</text:span><text:span text:style-name="T5">(n, residuum);</text:span><text:line-break/><text:span text:style-name="T5"> <text:s text:c="15"/></text:span><text:span text:style-name="T1">return </text:span><text:span text:style-name="T5">xn;</text:span><text:line-break/><text:span text:style-name="T5"> <text:s text:c="11"/>}</text:span><text:line-break/><text:span text:style-name="T5"> <text:s text:c="7"/>}</text:span><text:line-break/><text:span text:style-name="T5"> <text:s text:c="3"/>}</text:span><text:line-break/><text:line-break/><text:span text:style-name="T5"> <text:s text:c="3"/></text:span><text:span text:style-name="T3">printNMAX</text:span><text:span text:style-name="T5">();</text:span><text:line-break/><text:span text:style-name="T5"> <text:s text:c="3"/></text:span><text:span text:style-name="T1">return </text:span><text:span text:style-name="T5">xn;</text:span><text:line-break/><text:span text:style-name="T5">}</text:span></text:p>
      <text:p text:style-name="P18"><text:span text:style-name="T5"/></text:p>
      <text:p text:style-name="P18"><text:soft-page-break/><text:span text:style-name="T1">int </text:span><text:span text:style-name="T3">main</text:span><text:span text:style-name="T5">() {</text:span><text:line-break/><text:span text:style-name="T5"> <text:s text:c="3"/>cout </text:span><text:span text:style-name="T1">&lt;&lt; </text:span><text:span text:style-name="T3">endl </text:span><text:span text:style-name="T1">&lt;&lt; </text:span><text:span text:style-name="T31">"Metoda bisekcji dla f1: "</text:span><text:span text:style-name="T5">;</text:span><text:line-break/><text:span text:style-name="T5"> <text:s text:c="3"/></text:span><text:span text:style-name="T1">double </text:span><text:span text:style-name="T5">root1_Bisection </text:span><text:span text:style-name="T1">= </text:span><text:span text:style-name="T3">solveBisection</text:span><text:span text:style-name="T5">(</text:span><text:span text:style-name="T3">f1</text:span><text:span text:style-name="T5">, </text:span><text:span text:style-name="T1">-</text:span><text:span text:style-name="T17">1.5</text:span><text:span text:style-name="T5">, </text:span><text:span text:style-name="T17">2.0</text:span><text:span text:style-name="T5">);</text:span><text:line-break/><text:span text:style-name="T5"> <text:s text:c="3"/>cout </text:span><text:span text:style-name="T1">&lt;&lt; </text:span><text:span text:style-name="T31">"x0 = " </text:span><text:span text:style-name="T1">&lt;&lt; </text:span><text:span text:style-name="T5">root1_Bisection </text:span><text:span text:style-name="T1">&lt;&lt; </text:span><text:span text:style-name="T31">", f1(x0) = " </text:span><text:span text:style-name="T1">&lt;&lt; </text:span><text:span text:style-name="T3">f1</text:span><text:span text:style-name="T5">(root1_Bisection) </text:span><text:span text:style-name="T1">&lt;&lt; </text:span><text:span text:style-name="T3">endl</text:span><text:span text:style-name="T5">;</text:span><text:line-break/><text:line-break/><text:span text:style-name="T5"> <text:s text:c="3"/>cout </text:span><text:span text:style-name="T1">&lt;&lt; </text:span><text:span text:style-name="T3">endl </text:span><text:span text:style-name="T1">&lt;&lt; </text:span><text:span text:style-name="T31">"Metoda bisekcji dla f2: "</text:span><text:span text:style-name="T5">;</text:span><text:line-break/><text:span text:style-name="T5"> <text:s text:c="3"/></text:span><text:span text:style-name="T1">double </text:span><text:span text:style-name="T5">root2_Bisection </text:span><text:span text:style-name="T1">= </text:span><text:span text:style-name="T3">solveBisection</text:span><text:span text:style-name="T5">(</text:span><text:span text:style-name="T3">f2</text:span><text:span text:style-name="T5">, </text:span><text:span text:style-name="T1">-</text:span><text:span text:style-name="T17">0.6</text:span><text:span text:style-name="T5">, </text:span><text:span text:style-name="T17">0.7</text:span><text:span text:style-name="T5">);</text:span><text:line-break/><text:span text:style-name="T5"> <text:s text:c="3"/>cout </text:span><text:span text:style-name="T1">&lt;&lt; </text:span><text:span text:style-name="T31">"x0 = " </text:span><text:span text:style-name="T1">&lt;&lt; </text:span><text:span text:style-name="T5">root2_Bisection </text:span><text:span text:style-name="T1">&lt;&lt; </text:span><text:span text:style-name="T31">", f2(x0) = " </text:span><text:span text:style-name="T1">&lt;&lt; </text:span><text:span text:style-name="T3">f2</text:span><text:span text:style-name="T5">(root2_Bisection) </text:span><text:span text:style-name="T1">&lt;&lt; </text:span><text:span text:style-name="T3">endl</text:span><text:span text:style-name="T5">;</text:span><text:line-break/><text:span text:style-name="T5">}</text:span></text:p>
      <text:p text:style-name="P35"/>
      <text:p text:style-name="P36"><text:tab/><text:span text:style-name="T69">Wynik działania programu dla przedziałów początkowych [-1.5, 2] dla funkcji <text:s/></text:span>f<text:span text:style-name="T32">1</text:span><text:span text:style-name="T24"> oraz </text:span></text:p>
      <text:p text:style-name="P38"><text:span text:style-name="T26">[-0.6, 0.7] dla </text:span><text:span text:style-name="T22">f</text:span><text:span text:style-name="T39">2 </text:span><text:span text:style-name="T26">:<text:line-break/><text:line-break/></text:span><text:span text:style-name="T15">Metoda bisekcji dla f1:</text:span><text:line-break/><text:span text:style-name="T5">n <text:s text:c="2"/>x_n1 <text:s text:c="19"/>en <text:s text:c="23"/>residuum</text:span><text:line-break/><text:span text:style-name="T5">0 <text:s text:c="2"/>0.25 <text:s text:c="19"/>0.875 <text:s text:c="20"/>-0.24609883361466453</text:span><text:line-break/><text:span text:style-name="T5">1 <text:s text:c="2"/>-0.625 <text:s text:c="17"/>0.4375 <text:s text:c="19"/>0.64921602597591388</text:span><text:line-break/><text:span text:style-name="T5">2 <text:s text:c="2"/>-0.1875 <text:s text:c="16"/>0.21875 <text:s text:c="18"/>0.18969565677099912</text:span><text:line-break/><text:span text:style-name="T5">3 <text:s text:c="2"/>0.03125 <text:s text:c="16"/>0.109375 <text:s text:c="17"/>-0.031188966085503329</text:span><text:line-break/><text:span text:style-name="T5">4 <text:s text:c="2"/>-0.078125 <text:s text:c="14"/>0.0546875 <text:s text:c="16"/>0.078506421222645506</text:span><text:line-break/><text:span text:style-name="T5">5 <text:s text:c="2"/>-0.0234375 <text:s text:c="13"/>0.02734375 <text:s text:c="15"/>0.023471831882490711</text:span><text:line-break/><text:span text:style-name="T5">6 <text:s text:c="2"/>0.00390625 <text:s text:c="13"/>0.013671875 <text:s text:c="14"/>-0.0039052963259867588</text:span><text:line-break/><text:span text:style-name="T5">7 <text:s text:c="2"/>-0.009765625 <text:s text:c="11"/>0.0068359375 <text:s text:c="13"/>0.00977158545263517</text:span><text:line-break/><text:span text:style-name="T5">8 <text:s text:c="2"/>-0.0029296875 <text:s text:c="10"/>0.00341796875 <text:s text:c="12"/>0.0029302239417070552</text:span><text:line-break/><text:span text:style-name="T5">9 <text:s text:c="2"/>0.00048828125 <text:s text:c="10"/>0.001708984375 <text:s text:c="11"/>-0.00048826634883888015</text:span><text:line-break/><text:span text:style-name="T5">10 <text:s/>-0.001220703125 <text:s text:c="8"/>0.0008544921875 <text:s text:c="10"/>0.0012207962572545704</text:span><text:line-break/><text:span text:style-name="T5">11 <text:s/>-0.0003662109375 <text:s text:c="7"/>0.00042724609375 <text:s text:c="9"/>0.00036621931940314812</text:span><text:line-break/><text:span text:style-name="T5">12 <text:s/>6.103515625e-05 <text:s text:c="8"/>0.000213623046875 <text:s text:c="8"/>-6.1034923419356366e-05</text:span><text:line-break/><text:span text:style-name="T5">13 <text:s/>-0.000152587890625 <text:s text:c="5"/>0.0001068115234375 <text:s text:c="7"/>0.00015258934581652213</text:span><text:line-break/><text:span text:style-name="T5">14 <text:s/>-4.57763671875e-05 <text:s text:c="5"/>5.340576171875e-05 <text:s text:c="7"/>4.5776498154737049e-05</text:span><text:line-break/><text:span text:style-name="T5">15 <text:s/>7.62939453125e-06 <text:s text:c="6"/>2.6702880859375e-05 <text:s text:c="6"/>-7.6293908932711929e-06</text:span><text:line-break/><text:span text:style-name="T5">16 <text:s/>-1.9073486328125e-05 <text:s text:c="3"/>1.33514404296875e-05 <text:s text:c="5"/>1.9073509065492544e-05</text:span><text:line-break/><text:span text:style-name="T5">17 <text:s/>-5.7220458984375e-06 <text:s text:c="3"/>6.67572021484375e-06 <text:s text:c="5"/>5.722047944800579e-06</text:span><text:line-break/><text:span text:style-name="T5">18 <text:s/>9.5367431640625e-07 <text:s text:c="4"/>3.337860107421875e-06 <text:s text:c="4"/>-9.5367425956283114e-07</text:span><text:line-break/><text:span text:style-name="T5">19 <text:s/>-2.384185791015625e-06 <text:s/>1.6689300537109375e-06 <text:s text:c="3"/>2.3841861462869929e-06</text:span><text:line-break/><text:span text:style-name="T5">20 <text:s/>-7.152557373046875e-07 <text:s/>8.3446502685546875e-07 <text:s text:c="3"/>7.1525576927911061e-07</text:span><text:line-break/><text:span text:style-name="T5">21 <text:s/>1.1920928955078125e-07 <text:s/>4.1723251342773438e-07 <text:s text:c="3"/>-1.1920928866260283e-07</text:span><text:line-break/><text:span text:style-name="T5">22 <text:s/>-2.9802322387695312e-07 2.0861625671386719e-07 <text:s text:c="3"/>2.9802322942806825e-07</text:span><text:line-break/><text:span text:style-name="T5">23 <text:s/>-8.9406967163085938e-08 1.0430812835693359e-07 <text:s text:c="3"/>8.9406967662686299e-08</text:span><text:line-break/><text:span text:style-name="T5">24 <text:s/>1.4901161193847656e-08 <text:s/>5.2154064178466797e-08 <text:s text:c="3"/>-1.4901161179969868e-08</text:span><text:line-break/><text:span text:style-name="T5">25 <text:s/>-3.7252902984619141e-08 2.6077032089233398e-08 <text:s text:c="3"/>3.7252903071355314e-08</text:span><text:line-break/><text:span text:style-name="T5">26 <text:s/>-1.1175870895385742e-08 1.3038516044616699e-08 <text:s text:c="3"/>1.1175870903191998e-08</text:span><text:line-break/><text:span text:style-name="T5">27 <text:s/>1.862645149230957e-09 <text:s text:c="2"/>6.5192580223083496e-09 <text:s text:c="3"/>-1.8626451490141166e-09</text:span><text:line-break/><text:span text:style-name="T5">28 <text:s/>-4.6566128730773926e-09 3.2596290111541748e-09 <text:s text:c="3"/>4.6566128744326453e-09</text:span><text:line-break/><text:span text:style-name="T5">29 <text:s/>-1.3969838619232178e-09 1.6298145055770874e-09 <text:s text:c="3"/>1.3969838620451905e-09</text:span><text:line-break/><text:span text:style-name="T5">przekroczono maksymalną liczbę iteracji - 30</text:span><text:line-break/><text:span text:style-name="T5">x0 = -1.3969838619232178e-09, f1(x0) = 1.3969838620451905e-09</text:span><text:line-break/><text:line-break/></text:p>
      <text:p text:style-name="P45"><text:span text:style-name="T5">Metoda bisekcji dla f2:</text:span><text:line-break/><text:span text:style-name="T5">n <text:s text:c="2"/>x_n1 <text:s text:c="19"/>en <text:s text:c="23"/>residuum</text:span><text:line-break/><text:span text:style-name="T5">0 <text:s text:c="2"/>0.049999999999999989 <text:s text:c="3"/>0.32499999999999996 <text:s text:c="6"/>-0.9496653279145495</text:span><text:line-break/><text:span text:style-name="T5">1 <text:s text:c="2"/>0.375 <text:s text:c="18"/>0.16249999999999998 <text:s text:c="6"/>-0.44340354005592753</text:span><text:line-break/><text:span text:style-name="T5">2 <text:s text:c="2"/>0.53749999999999998 <text:s text:c="4"/>0.081249999999999989 <text:s text:c="5"/>0.31141851021067168</text:span><text:line-break/><text:span text:style-name="T5">3 <text:s text:c="2"/>0.45624999999999999 <text:s text:c="4"/>0.040624999999999994 <text:s text:c="5"/>-0.16322232739157494</text:span><text:line-break/><text:span text:style-name="T5">4 <text:s text:c="2"/>0.49687499999999996 <text:s text:c="4"/>0.020312499999999983 <text:s text:c="5"/>0.039329345355359591</text:span><text:line-break/><text:span text:style-name="T5">5 <text:s text:c="2"/>0.4765625 <text:s text:c="14"/>0.010156249999999978 <text:s text:c="5"/>-0.068903487218315629</text:span><text:line-break/><text:span text:style-name="T5">6 <text:s text:c="2"/>0.48671874999999998 <text:s text:c="4"/>0.0050781249999999889 <text:s text:c="4"/>-0.016706492569152798</text:span><text:line-break/><text:span text:style-name="T5">7 <text:s text:c="2"/>0.49179687499999997 <text:s text:c="4"/>0.0025390624999999944 <text:s text:c="4"/>0.010806336459785459</text:span><text:line-break/><text:span text:style-name="T5">8 <text:s text:c="2"/>0.4892578125 <text:s text:c="11"/>0.0012695312499999833 <text:s text:c="4"/>-0.0030730615973013631</text:span><text:line-break/><text:span text:style-name="T5">9 <text:s text:c="2"/>0.49052734374999996 <text:s text:c="4"/>0.0006347656249999778 <text:s text:c="4"/>0.0038354892408676289</text:span><text:line-break/><text:span text:style-name="T5">10 <text:s/>0.48989257812499998 <text:s text:c="4"/>0.0003173828124999889 <text:s text:c="4"/>0.00037347760005967956</text:span><text:line-break/><text:span text:style-name="T5">11 <text:s/>0.48957519531249999 <text:s text:c="4"/>0.00015869140624999445 <text:s text:c="3"/>-0.0013517197483285948</text:span><text:line-break/><text:span text:style-name="T5">12 <text:s/>0.48973388671874996 <text:s text:c="4"/>7.9345703125011102e-05 <text:s text:c="3"/>-0.00048960379767071238</text:span><text:line-break/><text:span text:style-name="T5">13 <text:s/>0.48981323242187497 <text:s text:c="4"/>3.9672851562505551e-05 <text:s text:c="3"/>-5.8183878137052503e-05</text:span><text:line-break/><text:span text:style-name="T5">14 <text:s/>0.4898529052734375 <text:s text:c="5"/>1.9836425781266653e-05 <text:s text:c="3"/>0.00015761665381108791</text:span><text:line-break/><text:span text:style-name="T5">15 <text:s/>0.48983306884765621 <text:s text:c="4"/>9.9182128906194489e-06 <text:s text:c="3"/>4.9708837589479415e-05</text:span><text:line-break/><text:span text:style-name="T5">16 <text:s/>0.48982315063476556 <text:s text:c="4"/>4.9591064453236022e-06 <text:s text:c="3"/>-4.2394076434915107e-06</text:span><text:line-break/><text:span text:style-name="T5">17 <text:s/>0.48982810974121088 <text:s text:c="4"/>2.4795532226618011e-06 <text:s text:c="3"/>2.2734243106503627e-05</text:span><text:line-break/><text:span text:style-name="T5">18 <text:s/>0.48982563018798819 <text:s text:c="4"/>1.2397766113170228e-06 <text:s text:c="3"/>9.247299767922712e-06</text:span><text:line-break/><text:span text:style-name="T5">19 <text:s/>0.48982439041137688 <text:s text:c="4"/>6.1988830565851138e-07 <text:s text:c="3"/>2.5039165716389533e-06</text:span><text:line-break/><text:span text:style-name="T5">20 <text:s/>0.48982377052307124 <text:s text:c="4"/>3.099441528153779e-07 <text:s text:c="4"/>-8.6775290841778485e-07</text:span><text:line-break/><text:span text:style-name="T5">21 <text:s/>0.48982408046722403 <text:s text:c="4"/>1.5497207639381116e-07 <text:s text:c="3"/>8.1807998841831875e-07</text:span><text:line-break/><text:span text:style-name="T5">22 <text:s/>0.48982392549514764 <text:s text:c="4"/>7.7486038196905582e-08 <text:s text:c="3"/>-2.4836920631265968e-08</text:span><text:line-break/><text:span text:style-name="T5">23 <text:s/>0.48982400298118584 <text:s text:c="4"/>3.8743019098452791e-08 <text:s text:c="3"/>3.9662141859686528e-07</text:span><text:line-break/><text:span text:style-name="T5">24 <text:s/>0.48982396423816676 <text:s text:c="4"/>1.9371509563104183e-08 <text:s text:c="3"/>1.8589222028353447e-07</text:span><text:line-break/><text:span text:style-name="T5">25 <text:s/>0.4898239448666572 <text:s text:c="5"/>9.6857547815520917e-09 <text:s text:c="3"/>8.052764255417344e-08</text:span><text:line-break/><text:span text:style-name="T5">26 <text:s/>0.48982393518090239 <text:s text:c="4"/>4.842877376898258e-09 <text:s text:c="4"/>2.7845359129585745e-08</text:span><text:line-break/><text:span text:style-name="T5">27 <text:s/>0.48982393033802502 <text:s text:c="4"/>2.421438688449129e-09 <text:s text:c="4"/>1.5042187495595272e-09</text:span><text:line-break/><text:span text:style-name="T5">28 <text:s/>0.48982392791658635 <text:s text:c="4"/>1.2107193303467767e-09 <text:s text:c="3"/>-1.1666350996364372e-08</text:span><text:line-break/><text:span text:style-name="T5">29 <text:s/>0.48982392912730566 <text:s text:c="4"/>6.0535967905117616e-10 <text:s text:c="3"/>-5.0810662344247248e-09</text:span><text:line-break/><text:span text:style-name="T5">przekroczono maksymalną liczbę iteracji - 30</text:span><text:line-break/><text:span text:style-name="T5">x0 = 0.48982392912730566, f2(x0) = -5.0810662344247248e-09</text:span></text:p>
      <text:p text:style-name="P36"><text:span text:style-name="T24"/></text:p>
      <text:p text:style-name="P37"><text:span text:style-name="T24"><text:tab/>Poza tym że metoda bisekcji w danych przypadkach jest zbieżna, precyzyjność wyników rośnie zbyt wolnie w stosunku do ilości iteracji.</text:span></text:p>
      <text:p text:style-name="P37"><text:span text:style-name="T27"><text:tab/>Zwróćmy też</text:span><text:span text:style-name="T24"> uwagę</text:span><text:span text:style-name="T27"> na to</text:span><text:span text:style-name="T24">, <text:s/>że musimy wiedzieć, czy w początkowym przedziale [a</text:span><text:span text:style-name="T41">0</text:span><text:span text:style-name="T24">, b</text:span><text:span text:style-name="T41">0</text:span><text:span text:style-name="T24">] mieści się </text:span><text:span text:style-name="T27">rozwiązanie o nieparzystej krotności</text:span><text:span text:style-name="T24">, żeby jego się dało znaleźć tą metodą, </text:span><text:span text:style-name="T27">oraz że funkcja w podanym przedziale jest zbieżna. W innym przypadku metoda nie da poprawnych wyników.</text:span></text:p>
      <text:h text:style-name="P4" text:outline-level="1">Porównanie metod</text:h>
      <text:p text:style-name="P19"><text:span text:style-name="T5">Dla funkcji f1(x) = sin(x/4)^2 - x:</text:span><text:line-break/><text:span text:style-name="T5">Picard) <text:s text:c="3"/>x0 = </text:span><text:span text:style-name="T9"><text:s/></text:span><text:span text:style-name="T5">7.3372084225521526e-19, f1(x0) = -7.3372084225521526e-19 - TOLF n=4</text:span><text:line-break/><text:span text:style-name="T5">Newtona) <text:s text:c="2"/>x0 = -2.0521896048103712e-19, f1(x0) = </text:span><text:span text:style-name="T9"><text:s/></text:span><text:span text:style-name="T5">2.0521896048103712e-19 - TOLF n=4</text:span><text:line-break/><text:span text:style-name="T5">Siecznych) x0 = </text:span><text:span text:style-name="T9"><text:s/></text:span><text:span text:style-name="T5">3.2377103274838187e-22, f1(x0) = -3.2377103274838187e-22 - TOLF n=5</text:span><text:line-break/><text:span text:style-name="T5">Bisekji) <text:s text:c="2"/>x0 = -1.3969838619232178e-09, f1(x0) = </text:span><text:span text:style-name="T9"><text:s/></text:span><text:span text:style-name="T5">1.3969838620451905e-09 - NMAX</text:span><text:line-break/><text:line-break/><text:span text:style-name="T5">Dla funkcji f2(x) = tan(2x) - x - 1:</text:span><text:line-break/><text:span text:style-name="T5">Picard) <text:s text:c="3"/>x0 = </text:span><text:span text:style-name="T9"><text:s/></text:span><text:span text:style-name="T5">0.48982393006147107, f2(x0) = </text:span><text:span text:style-name="T9"><text:s/></text:span><text:span text:style-name="T5">0 <text:s text:c="12"/>- TOLX oraz TOLF n=20</text:span><text:line-break/><text:span text:style-name="T5">Newtona) <text:s text:c="2"/>x0 = -1.9509191596633546, </text:span><text:span text:style-name="T9"><text:s/></text:span><text:span text:style-name="T5">f2(x0) = </text:span><text:span text:style-name="T9"><text:s/></text:span><text:span text:style-name="T5">4.4408920985006262e-16 <text:s/>- TOLX n=29</text:span><text:line-break/><text:span text:style-name="T5">Siecznych) x0 = </text:span><text:span text:style-name="T9"><text:s/></text:span><text:span text:style-name="T5">0.48982393006147101, f2(x0) = -2.2204460492503131e-16 </text:span><text:span text:style-name="T9"><text:s/></text:span><text:span text:style-name="T5">- TOLF n=20</text:span><text:line-break/><text:span text:style-name="T5">Bisekji) <text:s text:c="2"/>x0 = </text:span><text:span text:style-name="T9"><text:s/></text:span><text:span text:style-name="T5">0.48982392912730566, f2(x0) = -5.0810662344247248e-09 </text:span><text:span text:style-name="T9"><text:s/></text:span><text:span text:style-name="T5">- NMAX</text:span></text:p>
      <text:p text:style-name="P19"><text:span text:style-name="T5"/></text:p>
      <text:p text:style-name="P19"><text:span text:style-name="T5"/></text:p>
      <text:p text:style-name="P39"><text:tab/><text:span text:style-name="T69">Dla obu funkcji metoda bisekcji szuka</text:span><text:span text:style-name="T58">ła rozwiązania najwolniej - residuum zmniejszał się co iterację jedynie o dwa razy.</text:span></text:p>
      <text:p text:style-name="P39"><text:span text:style-name="T58"><text:tab/>Dla pierwszej funkcji wszystkie pozostałe metody mieli optymalne rozwiązanie, ale szukanie dla drugiej funkcji zajęło dużo więcej iteracji. </text:span></text:p>
      <text:p text:style-name="P39"><text:span text:style-name="T58"><text:tab/>Ilość potrzebnych iteracji w zależności od dobrze wybranego miejsca zerowego okazała się największa dla metody Newton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5T22:11:32.509000000</meta:creation-date>
    <dc:date>2021-03-30T10:59:11.601000000</dc:date>
    <meta:editing-duration>PT3H41M36S</meta:editing-duration>
    <meta:editing-cycles>7</meta:editing-cycles>
    <meta:generator>LibreOffice/7.1.0.3$Windows_X86_64 LibreOffice_project/f6099ecf3d29644b5008cc8f48f42f4a40986e4c</meta:generator>
    <meta:document-statistic meta:table-count="1" meta:image-count="0" meta:object-count="22" meta:page-count="14" meta:paragraph-count="71" meta:word-count="2450" meta:character-count="25801" meta:non-whitespace-character-count="19833"/>
  </office:meta>
</office:document-meta>
</file>

<file path=Object 1/content.xml><?xml version="1.0" encoding="utf-8"?>
<math xmlns="http://www.w3.org/1998/Math/MathML" display="block">
  <semantics>
    <mrow>
      <mrow>
        <msub>
          <mi>x</mi>
          <mrow>
            <mi>n</mi>
            <mo stretchy="false">+</mo>
            <mn>1</mn>
          </mrow>
        </msub>
        <mo stretchy="false">=</mo>
        <mi mathvariant="normal">Φ</mi>
      </mrow>
      <mrow>
        <mo fence="true" form="prefix" stretchy="false">(</mo>
        <mrow>
          <msub>
            <mi>x</mi>
            <mi>n</mi>
          </msub>
        </mrow>
        <mo fence="true" form="postfix" stretchy="false">)</mo>
      </mrow>
    </mrow>
    <annotation encoding="StarMath 5.0">x_{n+1} = %PHI(x_n)</annotation>
  </semantics>
</math>
</file>

<file path=Object 10/content.xml><?xml version="1.0" encoding="utf-8"?>
<math xmlns="http://www.w3.org/1998/Math/MathML" display="block">
  <semantics>
    <mrow>
      <msub>
        <mi>f</mi>
        <mn>1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sin</mi>
          <mn>2</mn>
        </msup>
      </mrow>
      <mrow>
        <mrow>
          <mo fence="true" form="prefix" stretchy="false">(</mo>
          <mrow>
            <mfrac>
              <mi>x</mi>
              <mn>4</mn>
            </mfrac>
          </mrow>
          <mo fence="true" form="postfix" stretchy="false">)</mo>
        </mrow>
        <mo stretchy="false">−</mo>
        <mi>x</mi>
      </mrow>
    </mrow>
    <annotation encoding="StarMath 5.0"> f_1( x ) = sin^2( x over 4 ) - x</annotation>
  </semantics>
</math>
</file>

<file path=Object 11/content.xml><?xml version="1.0" encoding="utf-8"?>
<math xmlns="http://www.w3.org/1998/Math/MathML" display="block">
  <semantics>
    <mrow>
      <msub>
        <mi>f</mi>
        <mn>2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tan</mi>
      </mrow>
      <mrow>
        <mrow>
          <mo fence="true" form="prefix" stretchy="false">(</mo>
          <mrow>
            <mrow>
              <mn>2</mn>
              <mi>x</mi>
            </mrow>
          </mrow>
          <mo fence="true" form="postfix" stretchy="false">)</mo>
        </mrow>
        <mo stretchy="false">−</mo>
        <mi>x</mi>
        <mo stretchy="false">−</mo>
        <mn>1</mn>
      </mrow>
    </mrow>
    <annotation encoding="StarMath 5.0"> f_2( x ) = tan( 2x ) - x - 1</annotation>
  </semantics>
</math>
</file>

<file path=Object 12/content.xml><?xml version="1.0" encoding="utf-8"?>
<math xmlns="http://www.w3.org/1998/Math/MathML" display="block">
  <semantics>
    <mrow>
      <msub>
        <mi>f</mi>
        <mn>1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sin</mi>
          <mn>2</mn>
        </msup>
      </mrow>
      <mrow>
        <mrow>
          <mo fence="true" form="prefix" stretchy="false">(</mo>
          <mrow>
            <mfrac>
              <mi>x</mi>
              <mn>4</mn>
            </mfrac>
          </mrow>
          <mo fence="true" form="postfix" stretchy="false">)</mo>
        </mrow>
        <mo stretchy="false">−</mo>
        <mi>x</mi>
      </mrow>
    </mrow>
    <annotation encoding="StarMath 5.0"> f_1( x ) = sin^2( x over 4 ) - x</annotation>
  </semantics>
</math>
</file>

<file path=Object 13/content.xml><?xml version="1.0" encoding="utf-8"?>
<math xmlns="http://www.w3.org/1998/Math/MathML" display="block">
  <semantics>
    <mtable>
      <mtr>
        <mtd>
          <mrow>
            <msub>
              <mi>f</mi>
              <mn>2</mn>
            </msub>
            <mi mathvariant="normal">:</mi>
            <mspace width="2em"/>
            <mi>tan</mi>
            <mrow>
              <mrow>
                <mo fence="true" form="prefix" stretchy="false">(</mo>
                <mrow>
                  <mrow>
                    <mn>2</mn>
                    <mi>x</mi>
                  </mrow>
                </mrow>
                <mo fence="true" form="postfix" stretchy="false">)</mo>
              </mrow>
              <mo stretchy="false">−</mo>
              <mi>x</mi>
              <mo stretchy="false">−</mo>
              <mn>1</mn>
            </mrow>
            <mrow>
              <mspace width="0.5em"/>
              <mo stretchy="false">=</mo>
              <mspace width="0.5em"/>
            </mrow>
            <mn>0</mn>
            <mspace width="2em"/>
            <mo stretchy="false">⇔</mo>
            <mspace width="2em"/>
            <mi>tan</mi>
            <mrow>
              <mo fence="true" form="prefix" stretchy="false">(</mo>
              <mrow>
                <mrow>
                  <mn>2</mn>
                  <mi>x</mi>
                </mrow>
              </mrow>
              <mo fence="true" form="postfix" stretchy="false">)</mo>
            </mrow>
            <mrow>
              <mspace width="0.5em"/>
              <mo stretchy="false">=</mo>
              <mspace width="0.5em"/>
            </mrow>
            <mrow>
              <mi>x</mi>
              <mo stretchy="false">+</mo>
              <mn>1</mn>
            </mrow>
            <mspace width="2em"/>
            <mo stretchy="false">⇔</mo>
            <mspace width="2em"/>
            <mi>arctan</mi>
            <mrow>
              <mo fence="true" form="prefix" stretchy="false">(</mo>
              <mrow>
                <mrow>
                  <mi>tan</mi>
                  <mrow>
                    <mo fence="true" form="prefix" stretchy="false">(</mo>
                    <mrow>
                      <mrow>
                        <mn>2</mn>
                        <mi>x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row>
              <mspace width="0.5em"/>
              <mo stretchy="false">=</mo>
              <mspace width="0.5em"/>
            </mrow>
            <mi>arctan</mi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  <mspace width="2em"/>
            <mo stretchy="false">⇔</mo>
            <mspace/>
          </mrow>
        </mtd>
      </mtr>
      <mtr>
        <mtd>
          <mrow>
            <mspace width="2em"/>
            <mo stretchy="false">⇔</mo>
            <mspace width="2em"/>
            <mn>2</mn>
            <mi>x</mi>
            <mrow>
              <mspace width="0.5em"/>
              <mo stretchy="false">=</mo>
              <mspace width="0.5em"/>
            </mrow>
            <mi>arctan</mi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  <mspace width="2em"/>
            <mo stretchy="false">⇔</mo>
            <mspace width="2em"/>
            <mi>x</mi>
            <mrow>
              <mspace width="0.5em"/>
              <mo stretchy="false">=</mo>
              <mspace width="0.5em"/>
            </mrow>
            <mfrac>
              <mn>1</mn>
              <mn>2</mn>
            </mfrac>
            <mi>arctan</mi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  <mspace width="2em"/>
            <mo stretchy="false">⇒</mo>
            <mspace width="2em"/>
            <mi mathvariant="normal">Φ</mi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space width="0.5em"/>
              <mo stretchy="false">=</mo>
              <mspace width="0.5em"/>
            </mrow>
            <mfrac>
              <mn>1</mn>
              <mn>2</mn>
            </mfrac>
            <mi>arctan</mi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</mrow>
        </mtd>
      </mtr>
    </mtable>
    <annotation encoding="StarMath 5.0"> f_2:~ tan(2x) - x - 1 `=` 0 ~dlrarrow~ tan(2x) `=` x + 1 ~dlrarrow~
 arctan (tan( 2x )) `=` arctan( x+1 ) ~dlrarrow~ newline
 ~dlrarrow~ 2x `=` arctan( x+1 ) ~dlrarrow~ x `=` 1over2 arctan( x+1 ) ~drarrow~ 
 %PHI(x) `=` 1over2 arctan( x+1 )</annotation>
  </semantics>
</math>
</file>

<file path=Object 14/content.xml><?xml version="1.0" encoding="utf-8"?>
<math xmlns="http://www.w3.org/1998/Math/MathML" display="block">
  <semantics>
    <mrow>
      <mrow>
        <mo fence="true" form="prefix" stretchy="true">|</mo>
        <mrow>
          <mrow>
            <mi mathvariant="normal">Φ</mi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true">|</mo>
      </mrow>
      <mrow>
        <mspace width="0.5em"/>
        <mo stretchy="false">&gt;</mo>
        <mspace width="0.5em"/>
      </mrow>
      <mn>1</mn>
    </mrow>
    <annotation encoding="StarMath 5.0">abs {%PHI'(x)} `&gt;` 1</annotation>
  </semantics>
</math>
</file>

<file path=Object 15/content.xml><?xml version="1.0" encoding="utf-8"?>
<math xmlns="http://www.w3.org/1998/Math/MathML" display="block">
  <semantics>
    <mrow>
      <msub>
        <mi>f</mi>
        <mn>2</mn>
      </msub>
      <mi mathvariant="normal">:</mi>
      <mspace width="2em"/>
      <mi>tan</mi>
      <mrow>
        <mrow>
          <mo fence="true" form="prefix" stretchy="false">(</mo>
          <mrow>
            <mrow>
              <mn>2</mn>
              <mi>x</mi>
            </mrow>
          </mrow>
          <mo fence="true" form="postfix" stretchy="false">)</mo>
        </mrow>
        <mo stretchy="false">−</mo>
        <mi>x</mi>
        <mo stretchy="false">−</mo>
        <mn>1</mn>
      </mrow>
      <mrow>
        <mspace width="0.5em"/>
        <mo stretchy="false">=</mo>
        <mspace width="0.5em"/>
      </mrow>
      <mn>0</mn>
      <mspace width="2em"/>
      <mo stretchy="false">⇔</mo>
      <mspace width="2em"/>
      <mi>x</mi>
      <mrow>
        <mspace width="0.5em"/>
        <mo stretchy="false">=</mo>
        <mspace width="0.5em"/>
      </mrow>
      <mi>tan</mi>
      <mrow>
        <mrow>
          <mo fence="true" form="prefix" stretchy="false">(</mo>
          <mrow>
            <mrow>
              <mn>2</mn>
              <mi>x</mi>
            </mrow>
          </mrow>
          <mo fence="true" form="postfix" stretchy="false">)</mo>
        </mrow>
        <mo stretchy="false">−</mo>
        <mn>1</mn>
      </mrow>
      <mspace width="2em"/>
      <mo stretchy="false">⇒</mo>
      <mspace width="2em"/>
      <mi mathvariant="normal">Φ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i>tan</mi>
      <mrow>
        <mrow>
          <mo fence="true" form="prefix" stretchy="false">(</mo>
          <mrow>
            <mrow>
              <mn>2</mn>
              <mi>x</mi>
            </mrow>
          </mrow>
          <mo fence="true" form="postfix" stretchy="false">)</mo>
        </mrow>
        <mo stretchy="false">−</mo>
        <mn>1</mn>
      </mrow>
    </mrow>
    <annotation encoding="StarMath 5.0"> f_2:~ tan(2x) - x - 1 `=` 0 ~dlrarrow~ x `=` tan(2x) - 1 ~drarrow~ %PHI( x ) `=` tan(2x) - 1 
</annotation>
  </semantics>
</math>
</file>

<file path=Object 16/content.xml><?xml version="1.0" encoding="utf-8"?>
<math xmlns="http://www.w3.org/1998/Math/MathML" display="block">
  <semantics>
    <mrow>
      <mi mathvariant="normal">Φ</mi>
      <mi>'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row>
        <mo fence="true" form="prefix" stretchy="false">(</mo>
        <mrow>
          <mrow>
            <mi>tan</mi>
            <mrow>
              <mrow>
                <mo fence="true" form="prefix" stretchy="false">(</mo>
                <mrow>
                  <mrow>
                    <mn>2</mn>
                    <mi>x</mi>
                  </mrow>
                </mrow>
                <mo fence="true" form="postfix" stretchy="false">)</mo>
              </mrow>
              <mo stretchy="false">−</mo>
              <mn>1</mn>
            </mrow>
          </mrow>
        </mrow>
        <mo fence="true" form="postfix" stretchy="false">)</mo>
      </mrow>
      <mi>'</mi>
      <mrow>
        <mspace width="0.5em"/>
        <mo stretchy="false">=</mo>
        <mspace width="0.5em"/>
      </mrow>
      <mrow>
        <mo fence="true" form="prefix" stretchy="false">(</mo>
        <mrow>
          <mrow>
            <mi>tan</mi>
            <mrow>
              <mo fence="true" form="prefix" stretchy="false">(</mo>
              <mrow>
                <mrow>
                  <mn>2</mn>
                  <mi>x</mi>
                </mrow>
              </mrow>
              <mo fence="true" form="postfix" stretchy="false">)</mo>
            </mrow>
          </mrow>
        </mrow>
        <mo fence="true" form="postfix" stretchy="false">)</mo>
      </mrow>
      <mrow>
        <mi>'</mi>
        <mo stretchy="false">−</mo>
        <mrow>
          <mo fence="true" form="prefix" stretchy="false">(</mo>
          <mrow>
            <mn>1</mn>
          </mrow>
          <mo fence="true" form="postfix" stretchy="false">)</mo>
        </mrow>
      </mrow>
      <mi>'</mi>
      <mrow>
        <mspace width="0.5em"/>
        <mo stretchy="false">=</mo>
        <mspace width="0.5em"/>
      </mrow>
      <mfrac>
        <mn>1</mn>
        <mrow>
          <msup>
            <mi>cos</mi>
            <mn>2</mn>
          </msup>
          <mrow>
            <mo fence="true" form="prefix" stretchy="false">(</mo>
            <mrow>
              <mrow>
                <mn>2</mn>
                <mi>x</mi>
              </mrow>
            </mrow>
            <mo fence="true" form="postfix" stretchy="false">)</mo>
          </mrow>
        </mrow>
      </mfrac>
      <mrow>
        <mo fence="true" form="prefix" stretchy="false">(</mo>
        <mrow>
          <mrow>
            <mn>2</mn>
            <mi>x</mi>
          </mrow>
        </mrow>
        <mo fence="true" form="postfix" stretchy="false">)</mo>
      </mrow>
      <mrow>
        <mi>'</mi>
        <mo stretchy="false">−</mo>
        <mn>0</mn>
      </mrow>
      <mrow>
        <mspace width="0.5em"/>
        <mo stretchy="false">=</mo>
        <mspace width="0.5em"/>
      </mrow>
      <mfrac>
        <mn>2</mn>
        <mrow>
          <msup>
            <mi>cos</mi>
            <mn>2</mn>
          </msup>
          <mrow>
            <mo fence="true" form="prefix" stretchy="false">(</mo>
            <mrow>
              <mrow>
                <mn>2</mn>
                <mi>x</mi>
              </mrow>
            </mrow>
            <mo fence="true" form="postfix" stretchy="false">)</mo>
          </mrow>
        </mrow>
      </mfrac>
    </mrow>
    <annotation encoding="StarMath 5.0">%PHI'( x ) `=` ( tan(2x) - 1 )' `=` ( tan(2x) )' - (1)' `=` 1 over { cos^2(2x) }  ( 2x )' - 0 `=` 2 over { cos^2(2x) } </annotation>
  </semantics>
</math>
</file>

<file path=Object 17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ℝ</mi>
      </mrow>
      <mspace width="2em"/>
      <mi mathvariant="normal">Φ</mi>
      <mi>'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≥</mo>
        <mspace width="0.5em"/>
      </mrow>
      <mn>2</mn>
    </mrow>
    <annotation encoding="StarMath 5.0">forall x in setR ~%PHI'( x ) `&gt;=` 2</annotation>
  </semantics>
</math>
</file>

<file path=Object 18/content.xml><?xml version="1.0" encoding="utf-8"?>
<math xmlns="http://www.w3.org/1998/Math/MathML" display="block">
  <semantics>
    <mrow>
      <mrow>
        <mo fence="true" form="prefix" stretchy="true">|</mo>
        <mrow>
          <msub>
            <mi>e</mi>
            <mi>n</mi>
          </msub>
        </mrow>
        <mo fence="true" form="postfix" stretchy="true">|</mo>
      </mrow>
      <mrow>
        <mspace width="0.5em"/>
        <mo stretchy="false">≤</mo>
        <mspace width="0.5em"/>
      </mrow>
      <mi mathvariant="italic">TOLX</mi>
    </mrow>
    <annotation encoding="StarMath 5.0">abs {e_n} `&lt;=` TOLX</annotation>
  </semantics>
</math>
</file>

<file path=Object 19/content.xml><?xml version="1.0" encoding="utf-8"?>
<math xmlns="http://www.w3.org/1998/Math/MathML" display="block">
  <semantics>
    <mrow>
      <mi>n</mi>
      <mrow>
        <mspace width="0.5em"/>
        <mo stretchy="false">≤</mo>
        <mspace width="0.5em"/>
      </mrow>
      <msub>
        <mi>n</mi>
        <mi mathvariant="italic">max</mi>
      </msub>
    </mrow>
    <annotation encoding="StarMath 5.0">n `&lt;=` n_max</annotation>
  </semantics>
</math>
</file>

<file path=Object 2/content.xml><?xml version="1.0" encoding="utf-8"?>
<math xmlns="http://www.w3.org/1998/Math/MathML" display="block">
  <semantics>
    <mrow>
      <mrow>
        <mi>x</mi>
        <mo stretchy="false">=</mo>
        <mi mathvariant="normal">Φ</mi>
      </mrow>
      <mrow>
        <mo fence="true" form="prefix" stretchy="false">(</mo>
        <mrow>
          <mi>x</mi>
        </mrow>
        <mo fence="true" form="postfix" stretchy="false">)</mo>
      </mrow>
    </mrow>
    <annotation encoding="StarMath 5.0">x
 = %PHI(x)</annotation>
  </semantics>
</math>
</file>

<file path=Object 20/content.xml><?xml version="1.0" encoding="utf-8"?>
<math xmlns="http://www.w3.org/1998/Math/MathML" display="block">
  <semantics>
    <mrow>
      <msub>
        <mi>e</mi>
        <mi>n</mi>
      </msub>
      <mrow>
        <mspace width="0.5em"/>
        <mo stretchy="false">=</mo>
        <mspace width="0.5em"/>
      </mrow>
      <mfrac>
        <mrow>
          <msub>
            <mi>b</mi>
            <mi>n</mi>
          </msub>
          <mo stretchy="false">−</mo>
          <msub>
            <mi>a</mi>
            <mi>n</mi>
          </msub>
        </mrow>
        <mn>2</mn>
      </mfrac>
    </mrow>
    <annotation encoding="StarMath 5.0">e_n `=` { b_n -  a_n } over 2</annotation>
  </semantics>
</math>
</file>

<file path=Object 21/content.xml><?xml version="1.0" encoding="utf-8"?>
<math xmlns="http://www.w3.org/1998/Math/MathML" display="block">
  <semantics>
    <mrow>
      <msub>
        <mi>e</mi>
        <mi>n</mi>
      </msub>
      <mrow>
        <mspace width="0.5em"/>
        <mo stretchy="false">=</mo>
        <mspace width="0.5em"/>
      </mrow>
      <mrow>
        <msub>
          <mi>x</mi>
          <mi>n</mi>
        </msub>
        <mo stretchy="false">−</mo>
        <msub>
          <mi>x</mi>
          <mrow>
            <mi>n</mi>
            <mo stretchy="false">−</mo>
            <mn>1</mn>
          </mrow>
        </msub>
      </mrow>
    </mrow>
    <annotation encoding="StarMath 5.0">e_n `=` x_n - x_{n-1}</annotation>
  </semantics>
</math>
</file>

<file path=Object 22/content.xml><?xml version="1.0" encoding="utf-8"?>
<math xmlns="http://www.w3.org/1998/Math/MathML" display="block">
  <semantics>
    <mrow>
      <mrow>
        <mo fence="true" form="prefix" stretchy="true">|</mo>
        <mrow>
          <mrow>
            <mi>f</mi>
            <mrow>
              <mo fence="true" form="prefix" stretchy="false">(</mo>
              <mrow>
                <msub>
                  <mi>x</mi>
                  <mi>n</mi>
                </msub>
              </mrow>
              <mo fence="true" form="postfix" stretchy="false">)</mo>
            </mrow>
          </mrow>
        </mrow>
        <mo fence="true" form="postfix" stretchy="true">|</mo>
      </mrow>
      <mrow>
        <mspace width="0.5em"/>
        <mo stretchy="false">≤</mo>
        <mspace width="0.5em"/>
      </mrow>
      <mi mathvariant="italic">TOLF</mi>
    </mrow>
    <annotation encoding="StarMath 5.0">abs {f(x_n)} `&lt;=` TOLF</annotation>
  </semantics>
</math>
</file>

<file path=Object 3/content.xml><?xml version="1.0" encoding="utf-8"?>
<math xmlns="http://www.w3.org/1998/Math/MathML" display="block">
  <semantics>
    <mrow>
      <mi mathvariant="normal">Φ</mi>
      <mrow>
        <mo fence="true" form="prefix" stretchy="false">(</mo>
        <mrow>
          <mi>x</mi>
        </mrow>
        <mo fence="true" form="postfix" stretchy="false">)</mo>
      </mrow>
    </mrow>
    <annotation encoding="StarMath 5.0">%PHI(x
)</annotation>
  </semantics>
</math>
</file>

<file path=Object 4/content.xml><?xml version="1.0" encoding="utf-8"?>
<math xmlns="http://www.w3.org/1998/Math/MathML" display="block">
  <semantics>
    <mrow>
      <mrow>
        <mo fence="true" form="prefix" stretchy="true">|</mo>
        <mrow>
          <mrow>
            <mi mathvariant="normal">Φ</mi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true">|</mo>
      </mrow>
      <mrow>
        <mspace width="0.5em"/>
        <mo stretchy="false">&lt;</mo>
        <mspace width="0.5em"/>
      </mrow>
      <mn>1</mn>
    </mrow>
    <annotation encoding="StarMath 5.0">abs {%PHI'(x)} `&lt;` 1</annotation>
  </semantics>
</math>
</file>

<file path=Object 5/content.xml><?xml version="1.0" encoding="utf-8"?>
<math xmlns="http://www.w3.org/1998/Math/MathML" display="block">
  <semantics>
    <mrow>
      <mrow>
        <msub>
          <mi>x</mi>
          <mrow>
            <mi>n</mi>
            <mo stretchy="false">+</mo>
            <mn>1</mn>
          </mrow>
        </msub>
        <mo stretchy="false">=</mo>
        <mi mathvariant="normal">Φ</mi>
      </mrow>
      <mrow>
        <mrow>
          <mo fence="true" form="prefix" stretchy="false">(</mo>
          <mrow>
            <msub>
              <mi>x</mi>
              <mi>n</mi>
            </msub>
          </mrow>
          <mo fence="true" form="postfix" stretchy="false">)</mo>
        </mrow>
        <mo stretchy="false">=</mo>
        <mrow>
          <msub>
            <mi>x</mi>
            <mi>n</mi>
          </msub>
          <mo stretchy="false">−</mo>
          <mfrac>
            <mrow>
              <mi>f</mi>
              <mrow>
                <mo fence="true" form="prefix" stretchy="false">(</mo>
                <mrow>
                  <msub>
                    <mi>x</mi>
                    <mi>n</mi>
                  </msub>
                </mrow>
                <mo fence="true" form="postfix" stretchy="false">)</mo>
              </mrow>
            </mrow>
            <mrow>
              <mi>f</mi>
              <mi>'</mi>
              <mrow>
                <mo fence="true" form="prefix" stretchy="false">(</mo>
                <mrow>
                  <msub>
                    <mi>x</mi>
                    <mi>n</mi>
                  </msub>
                </mrow>
                <mo fence="true" form="postfix" stretchy="false">)</mo>
              </mrow>
            </mrow>
          </mfrac>
        </mrow>
      </mrow>
    </mrow>
    <annotation encoding="StarMath 5.0">x_{n+1} = %PHI(x_n) = x_n - { f(x_n) } over { f'(x_n) }</annotation>
  </semantics>
</math>
</file>

<file path=Object 6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sub>
              <mi>x</mi>
              <mi>n</mi>
            </msub>
          </mrow>
          <mo fence="true" form="postfix" stretchy="false">)</mo>
        </mrow>
        <mo stretchy="false">≠</mo>
        <mn>0</mn>
      </mrow>
    </mrow>
    <annotation encoding="StarMath 5.0"> f'(x_n) &lt;&gt; 0</annotation>
  </semantics>
</math>
</file>

<file path=Object 7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≈</mo>
        <mn>0</mn>
      </mrow>
    </mrow>
    <annotation encoding="StarMath 5.0"> f'(x) approx 0
 </annotation>
  </semantics>
</math>
</file>

<file path=Object 8/content.xml><?xml version="1.0" encoding="utf-8"?>
<math xmlns="http://www.w3.org/1998/Math/MathML" display="block">
  <semantics>
    <mrow>
      <mrow>
        <msub>
          <mi>x</mi>
          <mrow>
            <mi>n</mi>
            <mo stretchy="false">+</mo>
            <mn>2</mn>
          </mrow>
        </msub>
        <mo stretchy="false">=</mo>
        <mi mathvariant="normal">Φ</mi>
      </mrow>
      <mrow>
        <mrow>
          <mo fence="true" form="prefix" stretchy="false">(</mo>
          <mrow>
            <mrow>
              <msub>
                <mi>x</mi>
                <mi>n</mi>
              </msub>
              <mi>,</mi>
              <msub>
                <mi>x</mi>
                <mrow>
                  <mi>n</mi>
                  <mo stretchy="false">+</mo>
                  <mn>1</mn>
                </mrow>
              </msub>
            </mrow>
          </mrow>
          <mo fence="true" form="postfix" stretchy="false">)</mo>
        </mrow>
        <mo stretchy="false">=</mo>
        <mrow>
          <msub>
            <mi>x</mi>
            <mrow>
              <mi>n</mi>
              <mo stretchy="false">+</mo>
              <mn>1</mn>
            </mrow>
          </msub>
          <mo stretchy="false">−</mo>
          <mfrac>
            <mrow>
              <mi>f</mi>
              <mrow>
                <mo fence="true" form="prefix" stretchy="false">(</mo>
                <mrow>
                  <msub>
                    <mi>x</mi>
                    <mrow>
                      <mi>n</mi>
                      <mo stretchy="false">+</mo>
                      <mn>1</mn>
                    </mrow>
                  </msub>
                </mrow>
                <mo fence="true" form="postfix" stretchy="false">)</mo>
              </mrow>
            </mrow>
            <mfrac>
              <mrow>
                <mi>f</mi>
                <mrow>
                  <mrow>
                    <mo fence="true" form="prefix" stretchy="false">(</mo>
                    <mrow>
                      <msub>
                        <mi>x</mi>
                        <mrow>
                          <mi>n</mi>
                          <mo stretchy="false">+</mo>
                          <mn>1</mn>
                        </mrow>
                      </msub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sub>
                      <mi>x</mi>
                      <mi>n</mi>
                    </msub>
                  </mrow>
                  <mo fence="true" form="postfix" stretchy="false">)</mo>
                </mrow>
              </mrow>
              <mrow>
                <msub>
                  <mi>x</mi>
                  <mrow>
                    <mi>n</mi>
                    <mo stretchy="false">+</mo>
                    <mn>1</mn>
                  </mrow>
                </msub>
                <mo stretchy="false">−</mo>
                <msub>
                  <mi>x</mi>
                  <mi>n</mi>
                </msub>
              </mrow>
            </mfrac>
          </mfrac>
        </mrow>
      </mrow>
    </mrow>
    <annotation encoding="StarMath 5.0">x_{n+2} = %PHI(x_n, x_{n+1}) = x_{n+1} - { f(x_{n+1}) } over { 
{ f(x_{n+1}) - f(x_n) } over { x_{n+1} - x_n } 
}
</annotation>
  </semantics>
</math>
</file>

<file path=Object 9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form="prefix" stretchy="false">(</mo>
                <mrow>
                  <msub>
                    <mi>x</mi>
                    <mrow>
                      <mi>n</mi>
                      <mo stretchy="false">+</mo>
                      <mn>1</mn>
                    </mrow>
                  </msub>
                </mrow>
                <mo fence="true" form="postfix" stretchy="false">)</mo>
              </mrow>
              <mo stretchy="false">−</mo>
              <mi>f</mi>
            </mrow>
            <mrow>
              <mo fence="true" form="prefix" stretchy="false">(</mo>
              <mrow>
                <msub>
                  <mi>x</mi>
                  <mi>n</mi>
                </msub>
              </mrow>
              <mo fence="true" form="postfix" stretchy="false">)</mo>
            </mrow>
          </mrow>
          <mrow>
            <msub>
              <mi>x</mi>
              <mrow>
                <mi>n</mi>
                <mo stretchy="false">+</mo>
                <mn>1</mn>
              </mrow>
            </msub>
            <mo stretchy="false">−</mo>
            <msub>
              <mi>x</mi>
              <mi>n</mi>
            </msub>
          </mrow>
        </mfrac>
        <mo stretchy="false">≈</mo>
        <mi>f</mi>
      </mrow>
      <mi>'</mi>
      <mrow>
        <mo fence="true" form="prefix" stretchy="false">(</mo>
        <mrow>
          <msub>
            <mi>x</mi>
            <mrow>
              <mi>n</mi>
              <mo stretchy="false">+</mo>
              <mn>1</mn>
            </mrow>
          </msub>
        </mrow>
        <mo fence="true" form="postfix" stretchy="false">)</mo>
      </mrow>
    </mrow>
    <annotation encoding="StarMath 5.0">{ { f(x_{n+1}) - f(x_n) } over { x_{n+1} - x_n } } approx f'( x_{n+1} )
</annotation>
  </semantics>
</math>
</file>